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385.74pt"/>
    </style:style>
    <style:style style:name="co4" style:family="table-column">
      <style:table-column-properties fo:break-before="auto" style:column-width="38.89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109.5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4" office:value-type="string" calcext:value-type="string">
            <text:p>Survived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und, Mr. Owen Harr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1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s. John Bradley (Florence Briggs Thay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9</text:p>
          </table:table-cell>
          <table:table-cell table:style-name="ce3" office:value-type="float" office:value="71.2833" calcext:value-type="float">
            <text:p>71.28</text:p>
          </table:table-cell>
          <table:table-cell table:style-name="ce1" office:value-type="string" calcext:value-type="string">
            <text:p>C8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ikkinen, Miss. La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82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s. Jacques Heath (Lily May Pee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C1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en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3450" calcext:value-type="float">
            <text:p>37345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877" calcext:value-type="float">
            <text:p>330877</text:p>
          </table:table-cell>
          <table:table-cell table:style-name="ce3" office:value-type="float" office:value="8.4583" calcext:value-type="float">
            <text:p>8.46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rthy, Mr. Timothy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3" office:value-type="float" office:value="51.8625" calcext:value-type="float">
            <text:p>51.86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aster. Gosta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s. Oscar W (Elisabeth Vilhelmina Ber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sser, Mrs. Nicholas (Adele Ache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736" calcext:value-type="float">
            <text:p>237736</text:p>
          </table:table-cell>
          <table:table-cell table:style-name="ce3" office:value-type="float" office:value="30.0708" calcext:value-type="float">
            <text:p>30.0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iss. Marguerite Ru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3" office:value-type="float" office:value="16.7" calcext:value-type="float">
            <text:p>16.70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3" calcext:value-type="float">
            <text:p>113783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10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undercock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215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Anders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strom, Miss. Hulda Amanda Adolf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6" calcext:value-type="float">
            <text:p>35040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wlett, Mrs. (Mary D Kingcome) 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5" calcext:value-type="float">
            <text:p>5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06" calcext:value-type="float">
            <text:p>248706</text:p>
          </table:table-cell>
          <table:table-cell table:style-name="ce3" office:value-type="float" office:value="16" calcext:value-type="float">
            <text:p>1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Euge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lliams, Mr. Charles Eugen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73" calcext:value-type="float">
            <text:p>24437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s. Julius (Emelia Maria Vandemoortel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3" calcext:value-type="float">
            <text:p>345763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elmani, Mrs. Fatim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9" calcext:value-type="float">
            <text:p>2649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ynney, Mr. Joseph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65" calcext:value-type="float">
            <text:p>23986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esley, Mr. Lawren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698" calcext:value-type="float">
            <text:p>248698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D5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wan, Miss. Anna "A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3" calcext:value-type="float">
            <text:p>330923</text:p>
          </table:table-cell>
          <table:table-cell table:style-name="ce3" office:value-type="float" office:value="8.0292" calcext:value-type="float">
            <text:p>8.0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oper, Mr. William Thomp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8" calcext:value-type="float">
            <text:p>113788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iss. Torborg Dani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s. Carl Oscar (Selma Augusta Emilia Johan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ir, Mr. Farred Chehab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1" calcext:value-type="float">
            <text:p>2631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wyer, Miss. Ellen "Nell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59" calcext:value-type="float">
            <text:p>330959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doroff, Mr. Lal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6" calcext:value-type="float">
            <text:p>34921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uchurtu, Don. Manuel 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1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s. William Augustus (Marie Eugenie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3" office:value-type="float" office:value="146.5208" calcext:value-type="float">
            <text:p>146.52</text:p>
          </table:table-cell>
          <table:table-cell table:style-name="ce1" office:value-type="string" calcext:value-type="string">
            <text:p>B7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ynn, Miss. Mary Agath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677" calcext:value-type="float">
            <text:p>33567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adon, Mr. Edward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6" calcext:value-type="float">
            <text:p>6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4579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yer, Mr. Edgar Josep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4</text:p>
          </table:table-cell>
          <table:table-cell table:style-name="ce3" office:value-type="float" office:value="82.1708" calcext:value-type="float">
            <text:p>82.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lverson, Mr. Alexander Osk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89" calcext:value-type="float">
            <text:p>113789</text:p>
          </table:table-cell>
          <table:table-cell table:style-name="ce3" office:value-type="float" office:value="52" calcext:value-type="float">
            <text:p>52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mee, Mr. Hann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7" calcext:value-type="float">
            <text:p>267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n, Mr. Ernest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215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iss. August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4" calcext:value-type="float">
            <text:p>345764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cola-Yarred, Miss. Jamil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1" calcext:value-type="float">
            <text:p>2651</text:p>
          </table:table-cell>
          <table:table-cell table:style-name="ce3" office:value-type="float" office:value="11.2417" calcext:value-type="float">
            <text:p>11.2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hlin, Mrs. Johan (Johanna Persdotter Lar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46" calcext:value-type="float">
            <text:p>7546</text:p>
          </table:table-cell>
          <table:table-cell table:style-name="ce3" office:value-type="float" office:value="9.475" calcext:value-type="float">
            <text:p>9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urpin, Mrs. William John Robert (Dorothy Ann Wonnacot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8" calcext:value-type="float">
            <text:p>1166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aeff, Mr. Theod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3" calcext:value-type="float">
            <text:p>34925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iss. Simonne Marie Anne Andre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vaney, Miss. Margaret D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58" calcext:value-type="float">
            <text:p>330958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ger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C./A.4. 2356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non, Mr. Den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71" calcext:value-type="float">
            <text:p>370371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riscoll, Miss. Bridget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1" calcext:value-type="float">
            <text:p>1431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Youssef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3" office:value-type="float" office:value="21.6792" calcext:value-type="float">
            <text:p>21.6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nold-Franchi, Mrs. Josef (Josefine Franchi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237" calcext:value-type="float">
            <text:p>349237</text:p>
          </table:table-cell>
          <table:table-cell table:style-name="ce3" office:value-type="float" office:value="17.8" calcext:value-type="float">
            <text:p>1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Juha Niil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sworthy, Mr. Richard Ca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39886</text:p>
          </table:table-cell>
          <table:table-cell table:style-name="ce3" office:value-type="float" office:value="7.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s. Henry Sleeper (Myna Haxtu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33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unthorpe, Mrs. Lizzie (Elizabeth Anne Wilkin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6" calcext:value-type="float">
            <text:p>2926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r. Engelhart Corneli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3" office:value-type="float" office:value="61.9792" calcext:value-type="float">
            <text:p>61.98</text:p>
          </table:table-cell>
          <table:table-cell table:style-name="ce1" office:value-type="string" calcext:value-type="string">
            <text:p>B3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olner, Mr. Hug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47" calcext:value-type="float">
            <text:p>19947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gg, Miss. Emil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vel, Mr. Mansou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.5" calcext:value-type="float">
            <text:p>28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7" calcext:value-type="float">
            <text:p>269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iss. Constance Mirium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William Frede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rayanian, Mr. O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9" calcext:value-type="float">
            <text:p>2669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ard, Miss. Ame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3" office:value-type="float" office:value="80" calcext:value-type="float">
            <text:p>80.00</text:p>
          </table:table-cell>
          <table:table-cell table:style-name="ce1" office:value-type="string" calcext:value-type="string">
            <text:p>B28</text:p>
          </table:table-cell>
          <table:table-cell/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. Henry Birkhard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73" calcext:value-type="float">
            <text:p>36973</text:p>
          </table:table-cell>
          <table:table-cell table:style-name="ce3" office:value-type="float" office:value="83.475" calcext:value-type="float">
            <text:p>83.48</text:p>
          </table:table-cell>
          <table:table-cell table:style-name="ce1" office:value-type="string" calcext:value-type="string">
            <text:p>C8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aster. Har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wart, Mr. Albert 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5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aster. Gerio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1" calcext:value-type="float">
            <text:p>2661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ye, Mrs. (Elizabeth Rame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395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ease, Mr. Ernest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P. 3464</text:p>
          </table:table-cell>
          <table:table-cell table:style-name="ce3" office:value-type="float" office:value="8.1583" calcext:value-type="float">
            <text:p>8.1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rna Alexand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01281" calcext:value-type="float">
            <text:p>3101281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, Mr. Vincen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151" calcext:value-type="float">
            <text:p>315151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nkin, Mr. Stephen Curnow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11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iss. Lillian Am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od, Mr. Ambrose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onopoulos, Mr. Apostolo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ng, Mr. Le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en, Mr. Sigurd Ha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3" calcext:value-type="float">
            <text:p>348123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eff, Mr. Iv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8" calcext:value-type="float">
            <text:p>34920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tal, Mr. Rahamin Hai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746" calcext:value-type="float">
            <text:p>37474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aster. Alden Gat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83" calcext:value-type="float">
            <text:p>0.8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3" office:value-type="float" office:value="29" calcext:value-type="float">
            <text:p>2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wdell, Miss.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6" calcext:value-type="float">
            <text:p>364516</text:p>
          </table:table-cell>
          <table:table-cell table:style-name="ce3" office:value-type="float" office:value="12.475" calcext:value-type="float">
            <text:p>12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elens, Mr. Achill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7" calcext:value-type="float">
            <text:p>345767</text:p>
          </table:table-cell>
          <table:table-cell table:style-name="ce3" office:value-type="float" office:value="9" calcext:value-type="float">
            <text:p>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erlinck, Mr. Jan Bapti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9" calcext:value-type="float">
            <text:p>345779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Dermott, Miss. Brigdet Deli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2" calcext:value-type="float">
            <text:p>330932</text:p>
          </table:table-cell>
          <table:table-cell table:style-name="ce3" office:value-type="float" office:value="7.7875" calcext:value-type="float">
            <text:p>7.79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rau, Mr. Francisco 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9" calcext:value-type="float">
            <text:p>113059</text:p>
          </table:table-cell>
          <table:table-cell table:style-name="ce3" office:value-type="float" office:value="47.1" calcext:value-type="float">
            <text:p>47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lett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/C 14885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kstrom, Mrs. Karl Alfred (Maria Mathilda Gustaf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8" calcext:value-type="float">
            <text:p>3101278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William Nea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locovski, Mr. Selman Franc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Mabel Hel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lotti, Mr. Francesc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5" calcext:value-type="float">
            <text:p>34327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istmann, Mr.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6" calcext:value-type="float">
            <text:p>34327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reasson, Mr. Paul Edv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6" calcext:value-type="float">
            <text:p>34746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. Herbert Full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E.P. 5734</text:p>
          </table:table-cell>
          <table:table-cell table:style-name="ce3" office:value-type="float" office:value="61.175" calcext:value-type="float">
            <text:p>61.18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r. Bertram Fran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3" office:value-type="float" office:value="20.575" calcext:value-type="float">
            <text:p>20.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xon, Mr. Dani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9" calcext:value-type="float">
            <text:p>5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00" calcext:value-type="float">
            <text:p>364500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orney, Mr. Charles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910" calcext:value-type="float">
            <text:p>37491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schmidt, Mr. George 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1" calcext:value-type="float">
            <text:p>7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4</text:p>
          </table:table-cell>
          <table:table-cell table:style-name="ce3" office:value-type="float" office:value="34.6542" calcext:value-type="float">
            <text:p>34.65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. William Bertr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9</text:p>
          </table:table-cell>
          <table:table-cell table:style-name="ce3" office:value-type="float" office:value="63.3583" calcext:value-type="float">
            <text:p>63.36</text:p>
          </table:table-cell>
          <table:table-cell table:style-name="ce1" office:value-type="string" calcext:value-type="string">
            <text:p>D10 D1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ling, Mrs. John T (Ada Julia Bo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1919" calcext:value-type="float">
            <text:p>231919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ntor, Mr. Sina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367" calcext:value-type="float">
            <text:p>24436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anec, Miss. Matil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5" calcext:value-type="float">
            <text:p>34924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off, Mr. Pastcho ("Pentcho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5" calcext:value-type="float">
            <text:p>34921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Richard Fras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281" calcext:value-type="float">
            <text:p>35281</text:p>
          </table:table-cell>
          <table:table-cell table:style-name="ce3" office:value-type="float" office:value="77.2875" calcext:value-type="float">
            <text:p>77.29</text:p>
          </table:table-cell>
          <table:table-cell table:style-name="ce1" office:value-type="string" calcext:value-type="string">
            <text:p>D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Gustaf Jo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0" calcext:value-type="float">
            <text:p>7540</text:p>
          </table:table-cell>
          <table:table-cell table:style-name="ce3" office:value-type="float" office:value="8.6542" calcext:value-type="float">
            <text:p>8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Anders V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6" calcext:value-type="float">
            <text:p>310127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onoff, Mr. Stoytc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7" calcext:value-type="float">
            <text:p>34920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kjelsvik, Miss. Anna Krist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120" calcext:value-type="float">
            <text:p>343120</text:p>
          </table:table-cell>
          <table:table-cell table:style-name="ce3" office:value-type="float" office:value="7.65" calcext:value-type="float">
            <text:p>7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ss, Mr. Albert Joh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1" calcext:value-type="float">
            <text:p>312991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kic, Mr. Tid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9" calcext:value-type="float">
            <text:p>349249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iss. Berth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rter, Mr. Walter Chamberla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5" calcext:value-type="float">
            <text:p>110465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1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bour, Miss. Hileni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.5" calcext:value-type="float">
            <text:p>14.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5" calcext:value-type="float">
            <text:p>2665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ton, Mr. David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4669" calcext:value-type="float">
            <text:p>32466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iss. Katr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0" calcext:value-type="float">
            <text:p>2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36" calcext:value-type="float">
            <text:p>4136</text:p>
          </table:table-cell>
          <table:table-cell table:style-name="ce3" office:value-type="float" office:value="9.825" calcext:value-type="float">
            <text:p>9.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talah, Miss. Malak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7" calcext:value-type="float">
            <text:p>2627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koniemi, Mr. Edv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4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rs, Mr.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.5" calcext:value-type="float">
            <text:p>7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69" calcext:value-type="float">
            <text:p>37036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urpin, Mr. William John Ro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8" calcext:value-type="float">
            <text:p>1166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. Quigg Edmo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3" office:value-type="float" office:value="247.5208" calcext:value-type="float">
            <text:p>247.52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llis Ann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Stanley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e, Mr. Leonard Charl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4. 5451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sser, Mr. Nicho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.5" calcext:value-type="float">
            <text:p>32.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736" calcext:value-type="float">
            <text:p>237736</text:p>
          </table:table-cell>
          <table:table-cell table:style-name="ce3" office:value-type="float" office:value="30.0708" calcext:value-type="float">
            <text:p>30.0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bber, Miss. Susa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.5" calcext:value-type="float">
            <text:p>32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267" calcext:value-type="float">
            <text:p>27267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. Percival Way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281" calcext:value-type="float">
            <text:p>35281</text:p>
          </table:table-cell>
          <table:table-cell table:style-name="ce3" office:value-type="float" office:value="77.2875" calcext:value-type="float">
            <text:p>77.29</text:p>
          </table:table-cell>
          <table:table-cell table:style-name="ce1" office:value-type="string" calcext:value-type="string">
            <text:p>D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cola-Yarred, Master. Eli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2" calcext:value-type="float">
            <text:p>1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1" calcext:value-type="float">
            <text:p>2651</text:p>
          </table:table-cell>
          <table:table-cell table:style-name="ce3" office:value-type="float" office:value="11.2417" calcext:value-type="float">
            <text:p>11.2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Mahon, Mr. Mart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2" calcext:value-type="float">
            <text:p>37037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sen, Mr. Fridtjof Ar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17369</text:p>
          </table:table-cell>
          <table:table-cell table:style-name="ce3" office:value-type="float" office:value="7.1417" calcext:value-type="float">
            <text:p>7.1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iss. Ann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8" calcext:value-type="float">
            <text:p>2668</text:p>
          </table:table-cell>
          <table:table-cell table:style-name="ce3" office:value-type="float" office:value="22.3583" calcext:value-type="float">
            <text:p>22.36</text:p>
          </table:table-cell>
          <table:table-cell table:style-name="ce1" office:value-type="string" calcext:value-type="string">
            <text:p>F E6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kstrom, Mr.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1" calcext:value-type="float">
            <text:p>347061</text:p>
          </table:table-cell>
          <table:table-cell table:style-name="ce3" office:value-type="float" office:value="6.975" calcext:value-type="float">
            <text:p>6.9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azenoic, Mr. Joze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1" calcext:value-type="float">
            <text:p>34924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elho, Mr. Domingos Fernande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7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ins, Mrs. Alexander A (Grace Charity Laur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7" calcext:value-type="float">
            <text:p>4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7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z, Mrs. Leopold (Mathilde Francoise Ped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414" calcext:value-type="float">
            <text:p>228414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bey, Mr. Samuel James Hayd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17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, Mr. Emil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33</text:p>
          </table:table-cell>
          <table:table-cell table:style-name="ce3" office:value-type="float" office:value="15.0458" calcext:value-type="float">
            <text:p>15.0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som, Miss. Helen Monypen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52" calcext:value-type="float">
            <text:p>11752</text:p>
          </table:table-cell>
          <table:table-cell table:style-name="ce3" office:value-type="float" office:value="26.2833" calcext:value-type="float">
            <text:p>26.28</text:p>
          </table:table-cell>
          <table:table-cell table:style-name="ce1" office:value-type="string" calcext:value-type="string">
            <text:p>D4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trelle, Mr. Jacques Heat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3" calcext:value-type="float">
            <text:p>11380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C1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en, Mr. Olaf El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4" calcext:value-type="float">
            <text:p>7534</text:p>
          </table:table-cell>
          <table:table-cell table:style-name="ce3" office:value-type="float" office:value="9.2167" calcext:value-type="float">
            <text:p>9.2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glio, Mr.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3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8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rs. Joseph (Sultana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78" calcext:value-type="float">
            <text:p>2678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ysten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1" calcext:value-type="float">
            <text:p>34708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kkarainen, Mrs. Pekka Pietari (Elin Matilda Dol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9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e, Mr. Jeremia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22" calcext:value-type="float">
            <text:p>365222</text:p>
          </table:table-cell>
          <table:table-cell table:style-name="ce3" office:value-type="float" office:value="6.75" calcext:value-type="float">
            <text:p>6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w, Mr. Edgardo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1945" calcext:value-type="float">
            <text:p>231945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holls, Mr. Joseph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3112</text:p>
          </table:table-cell>
          <table:table-cell table:style-name="ce3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August Edvard ("Wennerstrom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3" calcext:value-type="float">
            <text:p>350043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iss. Robina Maggie "Ruby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r. Michel ("Louis M Hoffma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.5" calcext:value-type="float">
            <text:p>36.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yles, Rev. Thomas Roussel David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10" calcext:value-type="float">
            <text:p>24431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teman, Rev. Robert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P. 1166</text:p>
          </table:table-cell>
          <table:table-cell table:style-name="ce3" office:value-type="float" office:value="12.525" calcext:value-type="float">
            <text:p>12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s. Thomas (Edith Wear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3" office:value-type="float" office:value="66.6" calcext:value-type="float">
            <text:p>66.60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o, Mr. Alfonz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5.5" calcext:value-type="float">
            <text:p>5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1120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r. Austin Blyl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.5" calcext:value-type="float">
            <text:p>40.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/5. 851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Ole Mart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 265302</text:p>
          </table:table-cell>
          <table:table-cell table:style-name="ce3" office:value-type="float" office:value="7.3125" calcext:value-type="float">
            <text:p>7.3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, Mr. Charles Duan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7</text:p>
          </table:table-cell>
          <table:table-cell table:style-name="ce3" office:value-type="float" office:value="61.3792" calcext:value-type="float">
            <text:p>61.3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ilnagh, Miss. Katherine "Kat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1" calcext:value-type="float">
            <text:p>35851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n, Mr. Har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9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iljanic, Mr. Mil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37" calcext:value-type="float">
            <text:p>315037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aster. Thomas Henr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ibb, Mr. John Hatfie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1362" calcext:value-type="float">
            <text:p>371362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t, Mrs. James (Elizabeth "Bessie" Inglis Mil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595</text:p>
          </table:table-cell>
          <table:table-cell table:style-name="ce3" office:value-type="float" office:value="15.75" calcext:value-type="float">
            <text:p>15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gtsson, Mr. John Vik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8" calcext:value-type="float">
            <text:p>347068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ic, Mr. Jov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3" calcext:value-type="float">
            <text:p>315093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Eino Viljam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aster. Frank John William "Frankie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bnall, Mrs. (Edith Martha Bowerma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5" calcext:value-type="float">
            <text:p>113505</text:p>
          </table:table-cell>
          <table:table-cell table:style-name="ce3" office:value-type="float" office:value="55" calcext:value-type="float">
            <text:p>55.00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rs. William (Anna Bernhardina Karl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umann, Mr. John 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318</text:p>
          </table:table-cell>
          <table:table-cell table:style-name="ce3" office:value-type="float" office:value="25.925" calcext:value-type="float">
            <text:p>25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g, Mr. Le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n der hoef, Mr. Wyckof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240" calcext:value-type="float">
            <text:p>111240</text:p>
          </table:table-cell>
          <table:table-cell table:style-name="ce3" office:value-type="float" office:value="33.5" calcext:value-type="float">
            <text:p>33.50</text:p>
          </table:table-cell>
          <table:table-cell table:style-name="ce1" office:value-type="string" calcext:value-type="string">
            <text:p>B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iss. Eleanor Ile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" calcext:value-type="float">
            <text:p>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vola, Mr. Antti W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0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James Clinc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64" calcext:value-type="float">
            <text:p>17764</text:p>
          </table:table-cell>
          <table:table-cell table:style-name="ce3" office:value-type="float" office:value="30.6958" calcext:value-type="float">
            <text:p>30.70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r. Klas Alb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50404" calcext:value-type="float">
            <text:p>350404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aster. Henry Forb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ham, Miss. Ann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5</text:p>
          </table:table-cell>
          <table:table-cell table:style-name="ce3" office:value-type="float" office:value="28.7125" calcext:value-type="float">
            <text:p>28.71</text:p>
          </table:table-cell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le, Mr. Regin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3" calcext:value-type="float">
            <text:p>25065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onard, Mr. Lion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Constance Glady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not, Mr. Ren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31</text:p>
          </table:table-cell>
          <table:table-cell table:style-name="ce3" office:value-type="float" office:value="15.05" calcext:value-type="float">
            <text:p>15.0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Clarence Gustaf Hug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aster. Richard 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3" office:value-type="float" office:value="39" calcext:value-type="float">
            <text:p>39.00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iss. Luise Gretch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3" office:value-type="float" office:value="22.025" calcext:value-type="float">
            <text:p>22.0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od, Mr. Hugh Rosco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67" calcext:value-type="float">
            <text:p>113767</text:p>
          </table:table-cell>
          <table:table-cell table:style-name="ce3" office:value-type="float" office:value="50" calcext:value-type="float">
            <text:p>50.00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s. Thomas (Johanna "Hannah" Godfrey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65" calcext:value-type="float">
            <text:p>370365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maine, Mr. Charles Hallace ("Mr C Rolmane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8" calcext:value-type="float">
            <text:p>111428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r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4849" calcext:value-type="float">
            <text:p>364849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cin, Mr. Stjep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7" calcext:value-type="float">
            <text:p>34924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nsky, Mrs. (Ros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604" calcext:value-type="float">
            <text:p>23460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bines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24" calcext:value-type="float">
            <text:p>2842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en-Jensen, Miss. Carla Christine Niels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46" calcext:value-type="float">
            <text:p>350046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Michel 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ames Joseph (Margaret Tobi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0</text:p>
          </table:table-cell>
          <table:table-cell table:style-name="ce3" office:value-type="float" office:value="27.7208" calcext:value-type="float">
            <text:p>27.72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rette, Miss. El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3" office:value-type="float" office:value="146.5208" calcext:value-type="float">
            <text:p>146.52</text:p>
          </table:table-cell>
          <table:table-cell table:style-name="ce1" office:value-type="string" calcext:value-type="string">
            <text:p>B8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rnagh, Mr. Rober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03" calcext:value-type="float">
            <text:p>36870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Karl Siegwart Andre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79" calcext:value-type="float">
            <text:p>4579</text:p>
          </table:table-cell>
          <table:table-cell table:style-name="ce3" office:value-type="float" office:value="8.4042" calcext:value-type="float">
            <text:p>8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igan, Miss. Margaret "Magg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0" calcext:value-type="float">
            <text:p>37037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rois, Miss. Henriette ("Mrs Harbeck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7" calcext:value-type="float">
            <text:p>2487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 Walle, Mr. Nestor Cyri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0" calcext:value-type="float">
            <text:p>345770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Frederick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on, Mr. Jakob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64" calcext:value-type="float">
            <text:p>3101264</text:p>
          </table:table-cell>
          <table:table-cell table:style-name="ce3" office:value-type="float" office:value="6.4958" calcext:value-type="float">
            <text:p>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eff, Mr. Geri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.5" calcext:value-type="float">
            <text:p>4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8" calcext:value-type="float">
            <text:p>2628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hen, Mr. Gurshon "Gus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4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iss. Telma Matil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3" office:value-type="float" office:value="10.4625" calcext:value-type="float">
            <text:p>10.4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kstrom, Mr. Karl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8" calcext:value-type="float">
            <text:p>3101278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bimona, Mr. Nassef Casse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9" calcext:value-type="float">
            <text:p>2699</text:p>
          </table:table-cell>
          <table:table-cell table:style-name="ce3" office:value-type="float" office:value="18.7875" calcext:value-type="float">
            <text:p>18.79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r, Miss. Helen "Ellen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31" calcext:value-type="float">
            <text:p>36723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nk, Mr.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277" calcext:value-type="float">
            <text:p>112277</text:p>
          </table:table-cell>
          <table:table-cell table:style-name="ce3" office:value-type="float" office:value="31" calcext:value-type="float">
            <text:p>31.00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, Mr. Ahm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1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eron, Miss. Clear Ann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28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kin, Mr. John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4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vard, Mr. Hans Kriste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6" calcext:value-type="float">
            <text:p>25064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ernan, Mr. Philip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9" calcext:value-type="float">
            <text:p>36722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dele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nkanen, Miss. El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83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cobsohn, Mr. Sidney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3847" calcext:value-type="float">
            <text:p>243847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zzani, Miss. Alb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3" office:value-type="float" office:value="76.2917" calcext:value-type="float">
            <text:p>76.29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ris, Mr. Wal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/C 1420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nderland, Mr. Victor Franc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ken, Mr. James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367" calcext:value-type="float">
            <text:p>22036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een, Mr. George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440" calcext:value-type="float">
            <text:p>2144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nkoff, Mr. Chris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4" calcext:value-type="float">
            <text:p>34923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. Frederick Maxfie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43" calcext:value-type="float">
            <text:p>19943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9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rglund, Mr. Karl Ivar Sv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P 4348</text:p>
          </table:table-cell>
          <table:table-cell table:style-name="ce3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or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/PP 75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vell, Mr. John Hall ("Henry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.5" calcext:value-type="float">
            <text:p>2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3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hlstrom, Mr. Arne Jon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171" calcext:value-type="float">
            <text:p>23617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Mathild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, Mrs. Henry Birkhardt (Irene Wallac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73" calcext:value-type="float">
            <text:p>36973</text:p>
          </table:table-cell>
          <table:table-cell table:style-name="ce3" office:value-type="float" office:value="83.475" calcext:value-type="float">
            <text:p>83.48</text:p>
          </table:table-cell>
          <table:table-cell table:style-name="ce1" office:value-type="string" calcext:value-type="string">
            <text:p>C8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, Mr. Bengt Edv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7" calcext:value-type="float">
            <text:p>347067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jostedt, Mr. Ernst Adol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9" calcext:value-type="float">
            <text:p>5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442" calcext:value-type="float">
            <text:p>237442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iss. Lillian Gertrud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yson, Mr. Robert William Norm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956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knett, Miss. Alice Phoeb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6609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ld, Mr. Steph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07" calcext:value-type="float">
            <text:p>2670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iss. Marjorie "Lott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ngelly, Mr. Frederick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665" calcext:value-type="float">
            <text:p>28665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nt, Mr. George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O/W 1585</text:p>
          </table:table-cell>
          <table:table-cell table:style-name="ce3" office:value-type="float" office:value="12.275" calcext:value-type="float">
            <text:p>12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bour, Miss. Thamin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5" calcext:value-type="float">
            <text:p>2665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Katherine "Kat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30" calcext:value-type="float">
            <text:p>367230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eridge, Mr. Reginald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enpaa, Mr. Matti Alexanter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5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talah, Mr. Sleim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4" calcext:value-type="float">
            <text:p>269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Dr. William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ahl, Miss. Agda Thorilda Vikto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1" calcext:value-type="float">
            <text:p>347071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malainen, Mrs. William (An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649" calcext:value-type="float">
            <text:p>250649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. Richard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751" calcext:value-type="float">
            <text:p>11751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3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ter, Rev. Ernest Courtena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252" calcext:value-type="float">
            <text:p>244252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ed, Mr. James Georg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2316" calcext:value-type="float">
            <text:p>362316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rs. Wilhelm (Elna Matilda Per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3" office:value-type="float" office:value="10.4625" calcext:value-type="float">
            <text:p>10.4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ad, Mr. William Thom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14" calcext:value-type="float">
            <text:p>113514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8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bb, Mr. William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rs. Viktor (Helena Wilhelmi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3" office:value-type="float" office:value="20.2125" calcext:value-type="float">
            <text:p>20.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rs. Darwis (Hanne Youssef Razi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50" calcext:value-type="float">
            <text:p>2650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rne, Mrs. Gertrude Maybell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3" office:value-type="float" office:value="79.2" calcext:value-type="float">
            <text:p>79.2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rry, Miss. Gladys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d, Miss. An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rish, Mrs. (Lutie Dav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433" calcext:value-type="float">
            <text:p>23043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ith, Mr. Thoma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4461" calcext:value-type="float">
            <text:p>38446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Edvin Rojj Felix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.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on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9" calcext:value-type="float">
            <text:p>112059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B9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y, Miss. Deli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49" calcext:value-type="float">
            <text:p>38264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eves, Mr.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724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. Ernesti Ar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sson, Mr. Ernst Ulr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83" calcext:value-type="float">
            <text:p>34708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s. William Thompson (Edith Junkin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1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sette, Miss. Am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9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irns, Mr. Alexand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8" calcext:value-type="float">
            <text:p>113798</text:p>
          </table:table-cell>
          <table:table-cell table:style-name="ce3" office:value-type="float" office:value="31" calcext:value-type="float">
            <text:p>3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nquist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inger, Mrs. (Elizabeth Anne Maidme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644" calcext:value-type="float">
            <text:p>250644</text:p>
          </table:table-cell>
          <table:table-cell table:style-name="ce3" office:value-type="float" office:value="19.5" calcext:value-type="float">
            <text:p>1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sch, Mr. Charles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6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C1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aly, Miss. Hanora "Nora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5" calcext:value-type="float">
            <text:p>370375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iss. Kornelia Theodo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3" calcext:value-type="float">
            <text:p>6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blom, Miss. Augusta Charlot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3" calcext:value-type="float">
            <text:p>34707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s, Mr. Francis "Frank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Eri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rs. Stanton (Rosa Hu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2673</text:p>
          </table:table-cell>
          <table:table-cell table:style-name="ce3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ane, Mr. Fran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6439" calcext:value-type="float">
            <text:p>336439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Nils Johan Goran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4" calcext:value-type="float">
            <text:p>347464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Pelsmaeker, Mr. Alfo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8" calcext:value-type="float">
            <text:p>345778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rking, Mr. Edward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1048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Richard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6" calcext:value-type="float">
            <text:p>113056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A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kovic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9" calcext:value-type="float">
            <text:p>349239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ulder, Mr. Theodo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4" calcext:value-type="float">
            <text:p>345774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idenoff, Mr. Pe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6" calcext:value-type="float">
            <text:p>34920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ono, Mr. Masabum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98" calcext:value-type="float">
            <text:p>23779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3" calcext:value-type="float">
            <text:p>37037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ber, Miss. Ellen "Nell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3" office:value-type="float" office:value="78.85" calcext:value-type="float">
            <text:p>78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s. Dickinson H (Helen Walt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67" calcext:value-type="float">
            <text:p>11967</text:p>
          </table:table-cell>
          <table:table-cell table:style-name="ce3" office:value-type="float" office:value="91.0792" calcext:value-type="float">
            <text:p>91.08</text:p>
          </table:table-cell>
          <table:table-cell table:style-name="ce1" office:value-type="string" calcext:value-type="string">
            <text:p>B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vy, Mr. Rene Jacqu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3</text:p>
          </table:table-cell>
          <table:table-cell table:style-name="ce3" office:value-type="float" office:value="12.875" calcext:value-type="float">
            <text:p>12.8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as, Miss. Aloi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6" calcext:value-type="float">
            <text:p>349236</text:p>
          </table:table-cell>
          <table:table-cell table:style-name="ce3" office:value-type="float" office:value="8.85" calcext:value-type="float">
            <text:p>8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eff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3" calcext:value-type="float">
            <text:p>34923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wy, Mr. Ervin 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2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na, Mr. Manso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.5" calcext:value-type="float">
            <text:p>23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3" calcext:value-type="float">
            <text:p>2693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iss. Helen Lora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alfeld, Mr. Adolph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88" calcext:value-type="float">
            <text:p>19988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s. James (Helene DeLaudeniere Chapu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3" office:value-type="float" office:value="247.5208" calcext:value-type="float">
            <text:p>247.52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iss. Anna Katherine "Annie Kat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4" calcext:value-type="float">
            <text:p>9234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r. Bern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William Cahoone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iss. Nora 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6593" calcext:value-type="float">
            <text:p>226593</text:p>
          </table:table-cell>
          <table:table-cell table:style-name="ce3" office:value-type="float" office:value="12.35" calcext:value-type="float">
            <text:p>12.35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iams, Mr. Howard Hugh "Harry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46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aster. Hudson Trev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92" calcext:value-type="float">
            <text:p>0.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ming, Miss. Margaret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s. Victor de Satode (Maria Josefa Perez de Soto y Vallejo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3" office:value-type="float" office:value="108.9" calcext:value-type="float">
            <text:p>108.90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son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/PP 3381</text:p>
          </table:table-cell>
          <table:table-cell table:style-name="ce3" office:value-type="float" office:value="24" calcext:value-type="float">
            <text:p>24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atelli, Miss. Laura Mab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5</text:p>
          </table:table-cell>
          <table:table-cell table:style-name="ce3" office:value-type="float" office:value="56.9292" calcext:value-type="float">
            <text:p>56.93</text:p>
          </table:table-cell>
          <table:table-cell table:style-name="ce1" office:value-type="string" calcext:value-type="string">
            <text:p>E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iss. Margaret Bechste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67" calcext:value-type="float">
            <text:p>11767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Emily Bor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3" office:value-type="float" office:value="262.375" calcext:value-type="float">
            <text:p>262.38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Mrs. William (Anna Sylfv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dekovic, Mr. Ignja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3" calcext:value-type="float">
            <text:p>34924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r. Benjam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Helmina Josef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0" calcext:value-type="float">
            <text:p>347470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ntor, Mrs. Sinai (Miriam Sterni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367" calcext:value-type="float">
            <text:p>24436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weck, Dr.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011" calcext:value-type="float">
            <text:p>29011</text:p>
          </table:table-cell>
          <table:table-cell table:style-name="ce3" office:value-type="float" office:value="14" calcext:value-type="float">
            <text:p>14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iss. Mary Nata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28" calcext:value-type="float">
            <text:p>36928</text:p>
          </table:table-cell>
          <table:table-cell table:style-name="ce3" office:value-type="float" office:value="164.8667" calcext:value-type="float">
            <text:p>164.8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s. Frederic Oakley (Margaretta Corning Sto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off, Mr. Yot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9" calcext:value-type="float">
            <text:p>349219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ayter, Miss. Hilda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818" calcext:value-type="float">
            <text:p>234818</text:p>
          </table:table-cell>
          <table:table-cell table:style-name="ce3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s. Albert Francis (Sylvia Mae Harbaug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3" office:value-type="float" office:value="29" calcext:value-type="float">
            <text:p>2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George John J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ng, Miss. Marie Gr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ysveen, Mr. Johan Ha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364" calcext:value-type="float">
            <text:p>345364</text:p>
          </table:table-cell>
          <table:table-cell table:style-name="ce3" office:value-type="float" office:value="6.2375" calcext:value-type="float">
            <text:p>6.2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l, Mrs. (Ada E Ha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51" calcext:value-type="float">
            <text:p>28551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s. Frank John (Emily Alice Brow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iss. Jean Gertrud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3" office:value-type="float" office:value="57.9792" calcext:value-type="float">
            <text:p>57.98</text:p>
          </table:table-cell>
          <table:table-cell table:style-name="ce1" office:value-type="string" calcext:value-type="string">
            <text:p>B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gne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ner, Mr. Aust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.5" calcext:value-type="float">
            <text:p>4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3" calcext:value-type="float">
            <text:p>113043</text:p>
          </table:table-cell>
          <table:table-cell table:style-name="ce3" office:value-type="float" office:value="28.5" calcext:value-type="float">
            <text:p>28.50</text:p>
          </table:table-cell>
          <table:table-cell table:style-name="ce1" office:value-type="string" calcext:value-type="string">
            <text:p>C1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. George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9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Leo Edmond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4" calcext:value-type="float">
            <text:p>345764</text:p>
          </table:table-cell>
          <table:table-cell table:style-name="ce3" office:value-type="float" office:value="18" calcext:value-type="float">
            <text:p>18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s. Henry William (Clara Heinsheimer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1</text:p>
          </table:table-cell>
          <table:table-cell table:style-name="ce3" office:value-type="float" office:value="133.65" calcext:value-type="float">
            <text:p>133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koff, Mr. Mit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5" calcext:value-type="float">
            <text:p>34922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. Thomas Cli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3" office:value-type="float" office:value="66.6" calcext:value-type="float">
            <text:p>66.60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rns, Miss. Elizabeth Margare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l, Mr. Karl Edw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98" calcext:value-type="float">
            <text:p>7598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ckwell, Mr. Stephen We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4" calcext:value-type="float">
            <text:p>113784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Edmond Rog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Alice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ander, Mr. Erik Gusta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0" calcext:value-type="float">
            <text:p>24874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dgwick, Mr. Charles Frederick Wadd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1" calcext:value-type="float">
            <text:p>24436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ox, Mr. Stanley Hu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236" calcext:value-type="float">
            <text:p>22923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Amelia "Mildred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3" calcext:value-type="float">
            <text:p>248733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mith, Miss. Marion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18" calcext:value-type="float">
            <text:p>3141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s. Thomas Henry (Mary E Finck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aster. William Loch "William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7671</text:p>
          </table:table-cell>
          <table:table-cell table:style-name="ce3" office:value-type="float" office:value="15.9" calcext:value-type="float">
            <text:p>15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mic, Mr. Jo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8" calcext:value-type="float">
            <text:p>315088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dahl, Mr. Nils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7" calcext:value-type="float">
            <text:p>7267</text:p>
          </table:table-cell>
          <table:table-cell table:style-name="ce3" office:value-type="float" office:value="9.225" calcext:value-type="float">
            <text:p>9.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-Lambert, Mr. Fletcher Fellow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10" calcext:value-type="float">
            <text:p>113510</text:p>
          </table:table-cell>
          <table:table-cell table:style-name="ce3" office:value-type="float" office:value="35" calcext:value-type="float">
            <text:p>35.00</text:p>
          </table:table-cell>
          <table:table-cell table:style-name="ce1" office:value-type="string" calcext:value-type="string">
            <text:p>C12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Tann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95" calcext:value-type="float">
            <text:p>2695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nold-Franchi, Mr. Jose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237" calcext:value-type="float">
            <text:p>349237</text:p>
          </table:table-cell>
          <table:table-cell table:style-name="ce3" office:value-type="float" office:value="17.8" calcext:value-type="float">
            <text:p>1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if, Mr. Waz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7" calcext:value-type="float">
            <text:p>2647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n Steen, Mr. Leo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3" calcext:value-type="float">
            <text:p>345783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rman, Miss. Elsie Edi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5" calcext:value-type="float">
            <text:p>113505</text:p>
          </table:table-cell>
          <table:table-cell table:style-name="ce3" office:value-type="float" office:value="55" calcext:value-type="float">
            <text:p>55.00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nk, Miss. Annie Clemme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71" calcext:value-type="float">
            <text:p>23767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vern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1" calcext:value-type="float">
            <text:p>330931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ckler, Miss. Helen Mary "Ell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80" calcext:value-type="float">
            <text:p>330980</text:p>
          </table:table-cell>
          <table:table-cell table:style-name="ce3" office:value-type="float" office:value="7.8792" calcext:value-type="float">
            <text:p>7.8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r. Wilhe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 Carlo, Mr. Sebastian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7</text:p>
          </table:table-cell>
          <table:table-cell table:style-name="ce3" office:value-type="float" office:value="27.7208" calcext:value-type="float">
            <text:p>27.7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bara, Mrs. (Catherine Davi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91" calcext:value-type="float">
            <text:p>2691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m, Mr. Adol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0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. Thoma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65" calcext:value-type="float">
            <text:p>370365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ahl, Mr. Mauritz Nils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6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s. Frank Manley (Anna Sophia Atkin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0" calcext:value-type="float">
            <text:p>6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3" office:value-type="float" office:value="75.25" calcext:value-type="float">
            <text:p>75.25</text:p>
          </table:table-cell>
          <table:table-cell table:style-name="ce1" office:value-type="string" calcext:value-type="string">
            <text:p>D3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ssa, Mrs. (Mantoura Boulo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6" calcext:value-type="float">
            <text:p>2626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rmyn, Miss. Ann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3" calcext:value-type="float">
            <text:p>14313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bart, Mme. Leontine Paul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7</text:p>
          </table:table-cell>
          <table:table-cell table:style-name="ce3" office:value-type="float" office:value="69.3" calcext:value-type="float">
            <text:p>69.30</text:p>
          </table:table-cell>
          <table:table-cell table:style-name="ce1" office:value-type="string" calcext:value-type="string">
            <text:p>B3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. George Achil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5" calcext:value-type="float">
            <text:p>11765</text:p>
          </table:table-cell>
          <table:table-cell table:style-name="ce3" office:value-type="float" office:value="55.4417" calcext:value-type="float">
            <text:p>55.44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klund, Mr. Jakob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67" calcext:value-type="float">
            <text:p>3101267</text:p>
          </table:table-cell>
          <table:table-cell table:style-name="ce3" office:value-type="float" office:value="6.4958" calcext:value-type="float">
            <text:p>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avan, Mr. William Thom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951" calcext:value-type="float">
            <text:p>32395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nghini, Mr. Sant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iss. Stina Viol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yer, Mrs. Edgar Joseph (Leila Sak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4</text:p>
          </table:table-cell>
          <table:table-cell table:style-name="ce3" office:value-type="float" office:value="82.1708" calcext:value-type="float">
            <text:p>82.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dergren, Miss. Aurora Ad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Harry Elki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3" office:value-type="float" office:value="211.5" calcext:value-type="float">
            <text:p>211.50</text:p>
          </table:table-cell>
          <table:table-cell table:style-name="ce1" office:value-type="string" calcext:value-type="string">
            <text:p>C8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ros, Mr. Tanno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8" calcext:value-type="float">
            <text:p>2648</text:p>
          </table:table-cell>
          <table:table-cell table:style-name="ce3" office:value-type="float" office:value="4.0125" calcext:value-type="float">
            <text:p>4.01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Karl Gide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9" calcext:value-type="float">
            <text:p>347069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dois, Miss. Rosa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iss. Maria ("Mary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53" calcext:value-type="float">
            <text:p>2653</text:p>
          </table:table-cell>
          <table:table-cell table:style-name="ce3" office:value-type="float" office:value="15.7417" calcext:value-type="float">
            <text:p>15.7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kkanen, Mr. Ju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3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lverson, Mrs. Alexander Oskar (Mary Aline Town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89" calcext:value-type="float">
            <text:p>113789</text:p>
          </table:table-cell>
          <table:table-cell table:style-name="ce3" office:value-type="float" office:value="52" calcext:value-type="float">
            <text:p>52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otcharsky, Mr. Vasi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7" calcext:value-type="float">
            <text:p>34922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r. Charles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Sidney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ss, Miss. Kat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849" calcext:value-type="float">
            <text:p>27849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dlier, Mr. Matthew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655" calcext:value-type="float">
            <text:p>367655</text:p>
          </table:table-cell>
          <table:table-cell table:style-name="ce3" office:value-type="float" office:value="7.7292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hmann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 1748</text:p>
          </table:table-cell>
          <table:table-cell table:style-name="ce3" office:value-type="float" office:value="12" calcext:value-type="float">
            <text:p>12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. William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sson, Mr. Carl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4" calcext:value-type="float">
            <text:p>350034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Johan Birg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77" calcext:value-type="float">
            <text:p>3101277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iss. Marjor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3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rs. Hjalmar (Agnes Charlotta Bengt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P 9549</text:p>
          </table:table-cell>
          <table:table-cell table:style-name="ce3" office:value-type="float" office:value="16.7" calcext:value-type="float">
            <text:p>16.70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Er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2" calcext:value-type="float">
            <text:p>350052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iss. El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7" calcext:value-type="float">
            <text:p>35040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Kane, Mr. Peter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3" calcext:value-type="float">
            <text:p>284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in, D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278" calcext:value-type="float">
            <text:p>24427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t, Mrs. William H (Jessie 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929" calcext:value-type="float">
            <text:p>240929</text:p>
          </table:table-cell>
          <table:table-cell table:style-name="ce3" office:value-type="float" office:value="12.65" calcext:value-type="float">
            <text:p>12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skanen, Mr. Juh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9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ams, Mr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826" calcext:value-type="float">
            <text:p>34182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iss. Mari A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37" calcext:value-type="float">
            <text:p>4137</text:p>
          </table:table-cell>
          <table:table-cell table:style-name="ce3" office:value-type="float" office:value="9.825" calcext:value-type="float">
            <text:p>9.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kkarainen, Mr. Pekka Pietar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9</text:p>
          </table:table-cell>
          <table:table-cell table:style-name="ce3" office:value-type="float" office:value="15.85" calcext:value-type="float">
            <text:p>15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iss. Marij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6" calcext:value-type="float">
            <text:p>315096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le, Mr. Shadrac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4" calcext:value-type="float">
            <text:p>28664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degren, Mr. Carl/Charles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4" calcext:value-type="float">
            <text:p>347064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aster. William Row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rkeland, Mr. Hans Martin Mo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2" calcext:value-type="float">
            <text:p>31299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Id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dycoff, Mr. Tod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2" calcext:value-type="float">
            <text:p>34922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t, Mr. Henr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4140" calcext:value-type="float">
            <text:p>394140</text:p>
          </table:table-cell>
          <table:table-cell table:style-name="ce3" office:value-type="float" office:value="6.8583" calcext:value-type="float">
            <text:p>6.86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iss. Daisy 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nningham, Mr. Alfred Flemin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ndman, Mr. Johan Jul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69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ek, Mrs. Thomas (Annie Louise Rowley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095" calcext:value-type="float">
            <text:p>34309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rs. James Vivian (Lulu Thorne Christi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220" calcext:value-type="float">
            <text:p>28220</text:p>
          </table:table-cell>
          <table:table-cell table:style-name="ce3" office:value-type="float" office:value="32.5" calcext:value-type="float">
            <text:p>32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lven, Miss. Lyyli Karoli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652" calcext:value-type="float">
            <text:p>250652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tthews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28" calcext:value-type="float">
            <text:p>2822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iss. Cathar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0" calcext:value-type="float">
            <text:p>1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heorgheff, Mr. Stan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4" calcext:value-type="float">
            <text:p>34925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ters, Mr.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1303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immerman, Mr. Le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2" calcext:value-type="float">
            <text:p>315082</text:p>
          </table:table-cell>
          <table:table-cell table:style-name="ce3" office:value-type="float" office:value="7.875" calcext:value-type="float">
            <text:p>7.8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rs. Ernst Gilbert (Anna Sigrid Maria Brogr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3" office:value-type="float" office:value="14.4" calcext:value-type="float">
            <text:p>14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r. Viktor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3" office:value-type="float" office:value="20.2125" calcext:value-type="float">
            <text:p>20.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seman, Mr. Phillipp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34244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arke, Mrs. Charles V (Ada Maria Winfiel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3" calcext:value-type="float">
            <text:p>20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iss. Kate Florence ("Mrs Kate Louise Phillips Marshall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5" calcext:value-type="float">
            <text:p>25065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yn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1" calcext:value-type="float">
            <text:p>36485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ckard, Mr. Berk (Berk Trembisky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92078</text:p>
          </table:table-cell>
          <table:table-cell table:style-name="ce3" office:value-type="float" office:value="8.05" calcext:value-type="float">
            <text:p>8.05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jornstrom-Steffansson, Mr. Mauritz Hak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rneycroft, Mrs. Percival (Florence Kate White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4" calcext:value-type="float">
            <text:p>376564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uch, Mrs. Charles Alexander (Alice Adelaide Slow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308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llio, Mr. Nikolai Er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4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. William Bai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7" calcext:value-type="float">
            <text:p>13507</text:p>
          </table:table-cell>
          <table:table-cell table:style-name="ce3" office:value-type="float" office:value="55.9" calcext:value-type="float">
            <text:p>55.90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iss. Lucile Polk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iss. Doolina Margaret "Daisy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rs. Sidney (Emily Hockin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. Mar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4" calcext:value-type="float">
            <text:p>6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villner, Mr. Johan Henrik Johanne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872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rs. Benjamin (Esther Ada Bloomfiel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mpe, Mr. Le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9" calcext:value-type="float">
            <text:p>345769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terson, Mr. Johan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6" calcext:value-type="float">
            <text:p>347076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ynaldo, Ms. Encarnaci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0434" calcext:value-type="float">
            <text:p>230434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nesen-Bratthammer, Mr. Bern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306" calcext:value-type="float">
            <text:p>65306</text:p>
          </table:table-cell>
          <table:table-cell table:style-name="ce3" office:value-type="float" office:value="8.1125" calcext:value-type="float">
            <text:p>8.1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aster. Wash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638" calcext:value-type="float">
            <text:p>33638</text:p>
          </table:table-cell>
          <table:table-cell table:style-name="ce3" office:value-type="float" office:value="81.8583" calcext:value-type="float">
            <text:p>81.86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inger, Miss. Madeleine Viole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3" calcext:value-type="float">
            <text:p>1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644" calcext:value-type="float">
            <text:p>250644</text:p>
          </table:table-cell>
          <table:table-cell table:style-name="ce3" office:value-type="float" office:value="19.5" calcext:value-type="float">
            <text:p>1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ward, Mr. Frederic Kimb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4" calcext:value-type="float">
            <text:p>113794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Marie Cather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uchen, Major. Arthur Godfr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6" calcext:value-type="float">
            <text:p>113786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10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r. Edwy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land, Mr. Ingvald Olai Ols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03" calcext:value-type="float">
            <text:p>65303</text:p>
          </table:table-cell>
          <table:table-cell table:style-name="ce3" office:value-type="float" office:value="19.9667" calcext:value-type="float">
            <text:p>19.9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eman, Mr. Benjamin Laventa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1" calcext:value-type="float">
            <text:p>113051</text:p>
          </table:table-cell>
          <table:table-cell table:style-name="ce3" office:value-type="float" office:value="27.75" calcext:value-type="float">
            <text:p>27.75</text:p>
          </table:table-cell>
          <table:table-cell table:style-name="ce1" office:value-type="string" calcext:value-type="string">
            <text:p>C11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. Samuel 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53" calcext:value-type="float">
            <text:p>17453</text:p>
          </table:table-cell>
          <table:table-cell table:style-name="ce3" office:value-type="float" office:value="89.1042" calcext:value-type="float">
            <text:p>89.10</text:p>
          </table:table-cell>
          <table:table-cell table:style-name="ce1" office:value-type="string" calcext:value-type="string">
            <text:p>C9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uzzi, Mr.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81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lsevac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0" calcext:value-type="float">
            <text:p>349240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llet, Mr. Francis Dav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09" calcext:value-type="float">
            <text:p>13509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s. Frederick R (Mario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64" calcext:value-type="float">
            <text:p>17464</text:p>
          </table:table-cell>
          <table:table-cell table:style-name="ce3" office:value-type="float" office:value="51.8625" calcext:value-type="float">
            <text:p>51.86</text:p>
          </table:table-cell>
          <table:table-cell table:style-name="ce1" office:value-type="string" calcext:value-type="string">
            <text:p>D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omey, Miss. Elle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1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or, Mr. Mauric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060" calcext:value-type="float">
            <text:p>37106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erson, Mr. Har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52" calcext:value-type="float">
            <text:p>19952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ley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06" calcext:value-type="float">
            <text:p>36450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e, Mr. Arthur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320" calcext:value-type="float">
            <text:p>111320</text:p>
          </table:table-cell>
          <table:table-cell table:style-name="ce3" office:value-type="float" office:value="38.5" calcext:value-type="float">
            <text:p>38.50</text:p>
          </table:table-cell>
          <table:table-cell table:style-name="ce1" office:value-type="string" calcext:value-type="string">
            <text:p>E6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ling, Mr. Jacob Christ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360" calcext:value-type="float">
            <text:p>23436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isner, Mr. Sim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S 281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ncalves, Mr. Manuel Estans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6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bell, Mr.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rt, Mr. John Montgome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2" calcext:value-type="float">
            <text:p>113792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nlan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209" calcext:value-type="float">
            <text:p>36209</text:p>
          </table:table-cell>
          <table:table-cell table:style-name="ce3" office:value-type="float" office:value="7.725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Helene Barba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0.75" calcext:value-type="float">
            <text:p>0.7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efe, Mr. Arthu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592" calcext:value-type="float">
            <text:p>32359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r. Luk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9" calcext:value-type="float">
            <text:p>315089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rs. Edwy Arthur (Ada Mary Wort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3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rwan, Mrs. Amin S (Marie Marthe Thuillar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Basle 541</text:p>
          </table:table-cell>
          <table:table-cell table:style-name="ce3" office:value-type="float" office:value="13.7917" calcext:value-type="float">
            <text:p>13.79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ndberg, Miss. Id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53" calcext:value-type="float">
            <text:p>7553</text:p>
          </table:table-cell>
          <table:table-cell table:style-name="ce3" office:value-type="float" office:value="9.8375" calcext:value-type="float">
            <text:p>9.8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ifford, Mr. George Quinc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5" calcext:value-type="float">
            <text:p>110465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ouf, Mr. Peter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7" calcext:value-type="float">
            <text:p>31027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und, Mr. Lewis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60" calcext:value-type="float">
            <text:p>3460</text:p>
          </table:table-cell>
          <table:table-cell table:style-name="ce3" office:value-type="float" office:value="7.0458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Nils Augu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60" calcext:value-type="float">
            <text:p>350060</text:p>
          </table:table-cell>
          <table:table-cell table:style-name="ce3" office:value-type="float" office:value="7.5208" calcext:value-type="float">
            <text:p>7.5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rvonen, Miss. Hildur 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8" calcext:value-type="float">
            <text:p>3101298</text:p>
          </table:table-cell>
          <table:table-cell table:style-name="ce3" office:value-type="float" office:value="12.2875" calcext:value-type="float">
            <text:p>12.2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aster. Harold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ost, Mr. Anthony Wood "Archie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4" calcext:value-type="float">
            <text:p>239854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use, Mr. Richard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94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kula, Mrs. (Hedwi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3" calcext:value-type="float">
            <text:p>6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4" calcext:value-type="float">
            <text:p>4134</text:p>
          </table:table-cell>
          <table:table-cell table:style-name="ce3" office:value-type="float" office:value="9.5875" calcext:value-type="float">
            <text:p>9.5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. Dickinson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67" calcext:value-type="float">
            <text:p>11967</text:p>
          </table:table-cell>
          <table:table-cell table:style-name="ce3" office:value-type="float" office:value="91.0792" calcext:value-type="float">
            <text:p>91.08</text:p>
          </table:table-cell>
          <table:table-cell table:style-name="ce1" office:value-type="string" calcext:value-type="string">
            <text:p>B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iss. Jeann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33" calcext:value-type="float">
            <text:p>4133</text:p>
          </table:table-cell>
          <table:table-cell table:style-name="ce3" office:value-type="float" office:value="25.4667" calcext:value-type="float">
            <text:p>25.4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s. Frederick Maxfield (Jane Anne Forb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43" calcext:value-type="float">
            <text:p>19943</text:p>
          </table:table-cell>
          <table:table-cell table:style-name="ce3" office:value-type="float" office:value="90" calcext:value-type="float">
            <text:p>90.00</text:p>
          </table:table-cell>
          <table:table-cell table:style-name="ce1" office:value-type="string" calcext:value-type="string">
            <text:p>C9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t, Mr. Edward Aus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8" calcext:value-type="float">
            <text:p>5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71" calcext:value-type="float">
            <text:p>11771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B3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merton, Mr. Francis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1850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aster. Eden Leslie "Neville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7671</text:p>
          </table:table-cell>
          <table:table-cell table:style-name="ce3" office:value-type="float" office:value="15.9" calcext:value-type="float">
            <text:p>15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land, Mr. Konrad Mathias Reiers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04" calcext:value-type="float">
            <text:p>65304</text:p>
          </table:table-cell>
          <table:table-cell table:style-name="ce3" office:value-type="float" office:value="19.9667" calcext:value-type="float">
            <text:p>19.9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ndelov, Mr. Ein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10131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lson, Mr. Harry Mark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5" calcext:value-type="float">
            <text:p>5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7" calcext:value-type="float">
            <text:p>113787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3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agaveytia, Mr. Ram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1" calcext:value-type="float">
            <text:p>7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9</text:p>
          </table:table-cell>
          <table:table-cell table:style-name="ce3" office:value-type="float" office:value="49.5042" calcext:value-type="float">
            <text:p>49.5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ley, Mr. Edward Ro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5380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usseff, Mr. Geriou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7" calcext:value-type="float">
            <text:p>2627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stis, Miss. Elizabeth Musse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47" calcext:value-type="float">
            <text:p>36947</text:p>
          </table:table-cell>
          <table:table-cell table:style-name="ce3" office:value-type="float" office:value="78.2667" calcext:value-type="float">
            <text:p>78.27</text:p>
          </table:table-cell>
          <table:table-cell table:style-name="ce1" office:value-type="string" calcext:value-type="string">
            <text:p>D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llard, Mr. Frederick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6212</text:p>
          </table:table-cell>
          <table:table-cell table:style-name="ce3" office:value-type="float" office:value="15.1" calcext:value-type="float">
            <text:p>15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s. Hudson J C (Bessie Waldo Daniel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5" calcext:value-type="float">
            <text:p>350035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ic, Mr. Pet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6" calcext:value-type="float">
            <text:p>315086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avan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46" calcext:value-type="float">
            <text:p>364846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Sullivan, Miss. Bridget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09" calcext:value-type="float">
            <text:p>330909</text:p>
          </table:table-cell>
          <table:table-cell table:style-name="ce3" office:value-type="float" office:value="7.6292" calcext:value-type="float">
            <text:p>7.6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itinen, Miss. Kristi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7" calcext:value-type="float">
            <text:p>3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5" calcext:value-type="float">
            <text:p>4135</text:p>
          </table:table-cell>
          <table:table-cell table:style-name="ce3" office:value-type="float" office:value="9.5875" calcext:value-type="float">
            <text:p>9.5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oni, Miss. Rober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. Victor de Satod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3" office:value-type="float" office:value="108.9" calcext:value-type="float">
            <text:p>108.90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rs. Frederick Charles (Jane Richar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360" calcext:value-type="float">
            <text:p>26360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ley, Mr. George ("George Arthur Brayton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7" calcext:value-type="float">
            <text:p>111427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r. Henry Margid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3" office:value-type="float" office:value="22.525" calcext:value-type="float">
            <text:p>22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g, Mr. Fang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ly, Mr. Eugene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1" calcext:value-type="float">
            <text:p>382651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bber, Mr.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10131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Gough, Mr. James Ro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3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schild, Mrs. Martin (Elizabeth L. Barret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3</text:p>
          </table:table-cell>
          <table:table-cell table:style-name="ce3" office:value-type="float" office:value="59.4" calcext:value-type="float">
            <text:p>59.4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ff, Mr. Sat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9" calcext:value-type="float">
            <text:p>349209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lker, Mr. William Ander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67" calcext:value-type="float">
            <text:p>36967</text:p>
          </table:table-cell>
          <table:table-cell table:style-name="ce3" office:value-type="float" office:value="34.0208" calcext:value-type="float">
            <text:p>34.02</text:p>
          </table:table-cell>
          <table:table-cell table:style-name="ce1" office:value-type="string" calcext:value-type="string">
            <text:p>D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more, Mrs. (Amelia Mille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260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yan, Mr. Patrick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le, Mrs. William A (Florence "Mary" Agnes Hughe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75" calcext:value-type="float">
            <text:p>22687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vlovic, Mr. Stef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2" calcext:value-type="float">
            <text:p>34924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reault, Miss. An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3" office:value-type="float" office:value="93.5" calcext:value-type="float">
            <text:p>93.50</text:p>
          </table:table-cell>
          <table:table-cell table:style-name="ce1" office:value-type="string" calcext:value-type="string">
            <text:p>B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ovk, Mr. Ja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2" calcext:value-type="float">
            <text:p>34925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houd, Mr. Sarki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4" calcext:value-type="float">
            <text:p>262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rs. Louis Albert (Ida Sophia Fisch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3" office:value-type="float" office:value="57.9792" calcext:value-type="float">
            <text:p>57.98</text:p>
          </table:table-cell>
          <table:table-cell table:style-name="ce1" office:value-type="string" calcext:value-type="string">
            <text:p>B1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ssem, Mr. Fare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0" calcext:value-type="float">
            <text:p>2700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arrell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.5" calcext:value-type="float">
            <text:p>4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32" calcext:value-type="float">
            <text:p>36723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dsdale, Miss. Luc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5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thing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3" office:value-type="float" office:value="221.7792" calcext:value-type="float">
            <text:p>221.78</text:p>
          </table:table-cell>
          <table:table-cell table:style-name="ce1" office:value-type="string" calcext:value-type="string">
            <text:p>C9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onen, Mr. Johan Wern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6" calcext:value-type="float">
            <text:p>310129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. Richard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04" calcext:value-type="float">
            <text:p>29104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iss. Phyllis Ma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360" calcext:value-type="float">
            <text:p>26360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fik, Mr. Nak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41" calcext:value-type="float">
            <text:p>2641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Joseph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90" calcext:value-type="float">
            <text:p>2690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rs. Catherine (Catherine Rizk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8" calcext:value-type="float">
            <text:p>2668</text:p>
          </table:table-cell>
          <table:table-cell table:style-name="ce3" office:value-type="float" office:value="22.3583" calcext:value-type="float">
            <text:p>22.3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iss. Marij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4" calcext:value-type="float">
            <text:p>315084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iss. Eva Miriam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tt, Major. Archibald Willingh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0" calcext:value-type="float">
            <text:p>113050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B3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Roy, Miss. Ber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3" office:value-type="float" office:value="106.425" calcext:value-type="float">
            <text:p>106.4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sien, Mr. Samuel Be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8" calcext:value-type="float">
            <text:p>364498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, Miss. Hedwig Margarith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568" calcext:value-type="float">
            <text:p>13568</text:p>
          </table:table-cell>
          <table:table-cell table:style-name="ce3" office:value-type="float" office:value="49.5" calcext:value-type="float">
            <text:p>49.50</text:p>
          </table:table-cell>
          <table:table-cell table:style-name="ce1" office:value-type="string" calcext:value-type="string">
            <text:p>B3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iss. Harriet 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/P 5735</text:p>
          </table:table-cell>
          <table:table-cell table:style-name="ce3" office:value-type="float" office:value="71" calcext:value-type="float">
            <text:p>71.00</text:p>
          </table:table-cell>
          <table:table-cell table:style-name="ce1" office:value-type="string" calcext:value-type="string">
            <text:p>B2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ngeborg Constanz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Sigrid Elis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ne, Mr.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8" calcext:value-type="float">
            <text:p>290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. Walter Dona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3" office:value-type="float" office:value="106.425" calcext:value-type="float">
            <text:p>106.43</text:p>
          </table:table-cell>
          <table:table-cell table:style-name="ce1" office:value-type="string" calcext:value-type="string">
            <text:p>C8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cholson, Mr. Arthur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4" calcext:value-type="float">
            <text:p>6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3" calcext:value-type="float">
            <text:p>69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ne, Mrs. Edward (Ethel Clark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8" calcext:value-type="float">
            <text:p>290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ro y Manent, Mr. Juli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6</text:p>
          </table:table-cell>
          <table:table-cell table:style-name="ce3" office:value-type="float" office:value="13.8625" calcext:value-type="float">
            <text:p>13.8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. Frank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aster. John Morgan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" calcext:value-type="float">
            <text:p>8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3112</text:p>
          </table:table-cell>
          <table:table-cell table:style-name="ce3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7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arp, Mr. Percival James 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58" calcext:value-type="float">
            <text:p>244358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Brien, Mr. Timothy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9" calcext:value-type="float">
            <text:p>330979</text:p>
          </table:table-cell>
          <table:table-cell table:style-name="ce3" office:value-type="float" office:value="7.8292" calcext:value-type="float">
            <text:p>7.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eni, Mr. Fahim ("Philip Zenni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0" calcext:value-type="float">
            <text:p>2620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hman, Miss. Vel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5" calcext:value-type="float">
            <text:p>347085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ght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7" calcext:value-type="float">
            <text:p>113807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Lady. (Lucille Christiana Sutherland) ("Mrs Morgan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5" calcext:value-type="float">
            <text:p>11755</text:p>
          </table:table-cell>
          <table:table-cell table:style-name="ce3" office:value-type="float" office:value="39.6" calcext:value-type="float">
            <text:p>39.60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bins, Mr. Victo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s. Emil (Tillie Mandelbau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essemaeker, Mrs. Guillaume Joseph (Emm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572" calcext:value-type="float">
            <text:p>345572</text:p>
          </table:table-cell>
          <table:table-cell table:style-name="ce3" office:value-type="float" office:value="17.4" calcext:value-type="float">
            <text:p>17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row, Mr. Thomas Row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622" calcext:value-type="float">
            <text:p>37262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vic, Mr. Huse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1" calcext:value-type="float">
            <text:p>34925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rman, Mr. Robert Dougl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8629" calcext:value-type="float">
            <text:p>218629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mmons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anwell, Miss. (Marion Ogden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92087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Alfred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ytcheff, Mr. Ili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5" calcext:value-type="float">
            <text:p>349205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rs. Nils (Alma Cornelia Berglun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3" office:value-type="float" office:value="21.075" calcext:value-type="float">
            <text:p>21.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harr, Mr. Tannou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6" calcext:value-type="float">
            <text:p>2686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sson, Mr. Car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7" calcext:value-type="float">
            <text:p>35041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ris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W./PP 752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pleton, Mrs. Edward Dale (Charlotte Lam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3" calcext:value-type="float">
            <text:p>53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9" calcext:value-type="float">
            <text:p>11769</text:p>
          </table:table-cell>
          <table:table-cell table:style-name="ce3" office:value-type="float" office:value="51.4792" calcext:value-type="float">
            <text:p>51.48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ynn, Mr. John Irwin ("Irving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4</text:p>
          </table:table-cell>
          <table:table-cell table:style-name="ce3" office:value-type="float" office:value="26.3875" calcext:value-type="float">
            <text:p>26.39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312" calcext:value-type="float">
            <text:p>14312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sh, Mr. Alfred George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. 2058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tchett, Mr.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85" calcext:value-type="float">
            <text:p>358585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rside, Miss. Et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880" calcext:value-type="float">
            <text:p>24388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y, Mrs. William Baird (Alice Mung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7" calcext:value-type="float">
            <text:p>13507</text:p>
          </table:table-cell>
          <table:table-cell table:style-name="ce3" office:value-type="float" office:value="55.9" calcext:value-type="float">
            <text:p>55.90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m, Mrs. Joseph (Maria Elias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9" calcext:value-type="float">
            <text:p>2689</text:p>
          </table:table-cell>
          <table:table-cell table:style-name="ce3" office:value-type="float" office:value="14.4583" calcext:value-type="float">
            <text:p>14.4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ussila, Mr. Eiri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6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isty, Miss. Julie Rac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7789" calcext:value-type="float">
            <text:p>237789</text:p>
          </table:table-cell>
          <table:table-cell table:style-name="ce3" office:value-type="float" office:value="30" calcext:value-type="float">
            <text:p>3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s. John Borland (Marian Longstreth Morr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6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wnton, Mr. William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3" calcext:value-type="float">
            <text:p>2840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s, Mr. John Hug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49" calcext:value-type="float">
            <text:p>13049</text:p>
          </table:table-cell>
          <table:table-cell table:style-name="ce3" office:value-type="float" office:value="40.125" calcext:value-type="float">
            <text:p>40.13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lner, Mr. Usch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1" calcext:value-type="float">
            <text:p>3411</text:p>
          </table:table-cell>
          <table:table-cell table:style-name="ce3" office:value-type="float" office:value="8.7125" calcext:value-type="float">
            <text:p>8.71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iss. Ru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rvis, Mr. John Denz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565" calcext:value-type="float">
            <text:p>237565</text:p>
          </table:table-cell>
          <table:table-cell table:style-name="ce3" office:value-type="float" office:value="15" calcext:value-type="float">
            <text:p>1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-Stehli, Mr. Maxmill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567" calcext:value-type="float">
            <text:p>13567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4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ilinski, Mr. Eliez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73" calcext:value-type="float">
            <text:p>14973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dlin, Mr.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3235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ntamaki, Mr. Matt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73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phenson, Mrs. Walter Bertram (Martha Eust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2" calcext:value-type="float">
            <text:p>5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47" calcext:value-type="float">
            <text:p>36947</text:p>
          </table:table-cell>
          <table:table-cell table:style-name="ce3" office:value-type="float" office:value="78.2667" calcext:value-type="float">
            <text:p>78.27</text:p>
          </table:table-cell>
          <table:table-cell table:style-name="ce1" office:value-type="string" calcext:value-type="string">
            <text:p>D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sbury, Mr. William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902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iss. Mary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4848" calcext:value-type="float">
            <text:p>36484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. John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29037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r. Jean Baptist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itch, Miss. Jessie Will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r. Hanna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4" calcext:value-type="float">
            <text:p>266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ff Gordon, Sir. Cosmo Edmund ("Mr Morga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5</text:p>
          </table:table-cell>
          <table:table-cell table:style-name="ce3" office:value-type="float" office:value="56.9292" calcext:value-type="float">
            <text:p>56.93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cobsohn, Mrs. Sidney Samuel (Amy Frances Christ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3847" calcext:value-type="float">
            <text:p>243847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labenoff, Mr. Petc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4" calcext:value-type="float">
            <text:p>34921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ngton, Mr. Charles 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6" calcext:value-type="float">
            <text:p>113796</text:p>
          </table:table-cell>
          <table:table-cell table:style-name="ce3" office:value-type="float" office:value="42.4" calcext:value-type="float">
            <text:p>42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ber, Mr. Ernst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1" calcext:value-type="float">
            <text:p>364511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mer, Mr. Harry ("Mr E Haven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426" calcext:value-type="float">
            <text:p>111426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ell, Mr. Edvard Bengt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10" calcext:value-type="float">
            <text:p>349910</text:p>
          </table:table-cell>
          <table:table-cell table:style-name="ce3" office:value-type="float" office:value="15.55" calcext:value-type="float">
            <text:p>15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aic, Mr. Mil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6" calcext:value-type="float">
            <text:p>349246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, Mr. Robert William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4" calcext:value-type="float">
            <text:p>113804</text:p>
          </table:table-cell>
          <table:table-cell table:style-name="ce3" office:value-type="float" office:value="30.5" calcext:value-type="float">
            <text:p>3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rs. Joseph (Juliette Marie Louise Lafargu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utes, Miss. Elizabeth W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12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s. Anders Johan (Alfrida Konstantia Brogr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rdin, Mr. Jose Ne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5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Margaret Jan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30" calcext:value-type="float">
            <text:p>367230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rgan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7" calcext:value-type="float">
            <text:p>37037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cklebank, Mr. William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2" calcext:value-type="float">
            <text:p>36451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iss. Al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3" office:value-type="float" office:value="65" calcext:value-type="float">
            <text:p>6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r. Ernst Gi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3" office:value-type="float" office:value="14.4" calcext:value-type="float">
            <text:p>14.4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bb, Mrs. William Arthur (Cordelia K Stanli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Marion Lou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3" office:value-type="float" office:value="39" calcext:value-type="float">
            <text:p>39.00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vey, Mr. Lawren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28" calcext:value-type="float">
            <text:p>3102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sbeck, Mr. Anton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9" calcext:value-type="float">
            <text:p>2659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. Edwin Nelson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3" calcext:value-type="float">
            <text:p>11753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r. Sah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3" calcext:value-type="float">
            <text:p>2653</text:p>
          </table:table-cell>
          <table:table-cell table:style-name="ce3" office:value-type="float" office:value="15.7417" calcext:value-type="float">
            <text:p>15.7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Henry Damsga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29" calcext:value-type="float">
            <text:p>350029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wen, Mr. David John "Dai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636" calcext:value-type="float">
            <text:p>546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tton, Mr. Frede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63" calcext:value-type="float">
            <text:p>36963</text:p>
          </table:table-cell>
          <table:table-cell table:style-name="ce3" office:value-type="float" office:value="32.3208" calcext:value-type="float">
            <text:p>32.32</text:p>
          </table:table-cell>
          <table:table-cell table:style-name="ce1" office:value-type="string" calcext:value-type="string">
            <text:p>D5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irkland, Rev. Charles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7" calcext:value-type="float">
            <text:p>5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9533" calcext:value-type="float">
            <text:p>219533</text:p>
          </table:table-cell>
          <table:table-cell table:style-name="ce3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ley, Miss. Gretchen Fisk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standyeff, Mr. Guentc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4" calcext:value-type="float">
            <text:p>34922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ell, Mr. Patrick 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2" calcext:value-type="float">
            <text:p>33491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kworth, Mr. Algernon Henry Wil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0" calcext:value-type="float">
            <text:p>8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42" calcext:value-type="float">
            <text:p>27042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ahl, Mr. Johan Sven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743" calcext:value-type="float">
            <text:p>347743</text:p>
          </table:table-cell>
          <table:table-cell table:style-name="ce3" office:value-type="float" office:value="7.0542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helin-Maeglin, Dr. Max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214" calcext:value-type="float">
            <text:p>13214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B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r, Mr. William Henry Mars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2" calcext:value-type="float">
            <text:p>112052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iss. Mab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s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68" calcext:value-type="float">
            <text:p>23766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inonen, Mr. Antti Gusta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2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r. Harv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s. Juha (Maria Emilia Ojal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rneycroft, Mr. Perciva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4" calcext:value-type="float">
            <text:p>376564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Hans Pe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0" calcext:value-type="float">
            <text:p>350050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gesser, Mlle. Emm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7</text:p>
          </table:table-cell>
          <table:table-cell table:style-name="ce3" office:value-type="float" office:value="69.3" calcext:value-type="float">
            <text:p>69.30</text:p>
          </table:table-cell>
          <table:table-cell table:style-name="ce1" office:value-type="string" calcext:value-type="string">
            <text:p>B3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iss. Margit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o, Mr. Choon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iss. Eugen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0.75" calcext:value-type="float">
            <text:p>0.7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per, Mr. Henry Sleep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33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Liudevi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1" calcext:value-type="float">
            <text:p>34923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monius-Blumer, Col. Oberst Alfo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6" calcext:value-type="float">
            <text:p>5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213" calcext:value-type="float">
            <text:p>13213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A2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ey, Mr. Edw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751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ley, Miss. Amy Zillah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. 2314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tkoff, Mr. Mi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1" calcext:value-type="float">
            <text:p>34922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ling, Miss.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1919" calcext:value-type="float">
            <text:p>231919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lvik, Mr. Johannes Halvo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475" calcext:value-type="float">
            <text:p>8475</text:p>
          </table:table-cell>
          <table:table-cell table:style-name="ce3" office:value-type="float" office:value="8.4333" calcext:value-type="float">
            <text:p>8.4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Leary, Miss. Hanora "Norah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9" calcext:value-type="float">
            <text:p>330919</text:p>
          </table:table-cell>
          <table:table-cell table:style-name="ce3" office:value-type="float" office:value="7.8292" calcext:value-type="float">
            <text:p>7.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garty, Miss. Hanora "Nora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26" calcext:value-type="float">
            <text:p>365226</text:p>
          </table:table-cell>
          <table:table-cell table:style-name="ce3" office:value-type="float" office:value="6.75" calcext:value-type="float">
            <text:p>6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Leonard Mar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deff, Mr. Alexand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3" calcext:value-type="float">
            <text:p>34922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rke, Mrs. John (Catheri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4849" calcext:value-type="float">
            <text:p>364849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itemiller, Mr. George Floy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751" calcext:value-type="float">
            <text:p>29751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well, Mr. Arthur Webs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8" calcext:value-type="float">
            <text:p>5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273" calcext:value-type="float">
            <text:p>35273</text:p>
          </table:table-cell>
          <table:table-cell table:style-name="ce3" office:value-type="float" office:value="113.275" calcext:value-type="float">
            <text:p>113.28</text:p>
          </table:table-cell>
          <table:table-cell table:style-name="ce1" office:value-type="string" calcext:value-type="string">
            <text:p>D4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Dr. Henry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1</text:p>
          </table:table-cell>
          <table:table-cell table:style-name="ce3" office:value-type="float" office:value="133.65" calcext:value-type="float">
            <text:p>133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dt, Mr. Moham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3" calcext:value-type="float">
            <text:p>2623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ley, Mr. Edward Pomero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727" calcext:value-type="float">
            <text:p>5727</text:p>
          </table:table-cell>
          <table:table-cell table:style-name="ce3" office:value-type="float" office:value="25.5875" calcext:value-type="float">
            <text:p>25.59</text:p>
          </table:table-cell>
          <table:table-cell table:style-name="ce1" office:value-type="string" calcext:value-type="string">
            <text:p>E5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ff, Mr. Peju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0" calcext:value-type="float">
            <text:p>349210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qvist, Mr. Eino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5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ckman, Mr. Lewi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3" office:value-type="float" office:value="73.5" calcext:value-type="float">
            <text:p>7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tler, Mr. Reginald Fe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686" calcext:value-type="float">
            <text:p>23468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mmetvedt, Mr. Knud Paust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2993" calcext:value-type="float">
            <text:p>31299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ok, Mr. Jaco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353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s. Elmer Zebley (Juliet Cummins Wright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96" calcext:value-type="float">
            <text:p>19996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rs. Thomas William Solomon (Elizabeth Catherine Ford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750" calcext:value-type="float">
            <text:p>29750</text:p>
          </table:table-cell>
          <table:table-cell table:style-name="ce3" office:value-type="float" office:value="39" calcext:value-type="float">
            <text:p>3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. Thor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 12750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B7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tchell, Mr. Henry Micha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" calcext:value-type="float">
            <text:p>7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24580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lhelms, Mr.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270" calcext:value-type="float">
            <text:p>244270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son, Mr. Ennis Hasting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6" calcext:value-type="float">
            <text:p>239856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dvardsson, Mr. Gustaf Hjalma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912" calcext:value-type="float">
            <text:p>34991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wyer, Mr. Frederick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.5" calcext:value-type="float">
            <text:p>24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826" calcext:value-type="float">
            <text:p>342826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urja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38" calcext:value-type="float">
            <text:p>4138</text:p>
          </table:table-cell>
          <table:table-cell table:style-name="ce3" office:value-type="float" office:value="9.8417" calcext:value-type="float">
            <text:p>9.8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s. Frederick (Augusta Tyl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3" calcext:value-type="float">
            <text:p>4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. Thomas Drake Martine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s, Miss. Kati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35" calcext:value-type="float">
            <text:p>330935</text:p>
          </table:table-cell>
          <table:table-cell table:style-name="ce3" office:value-type="float" office:value="8.1375" calcext:value-type="float">
            <text:p>8.1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ssab, Mr. Hamma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72</text:p>
          </table:table-cell>
          <table:table-cell table:style-name="ce3" office:value-type="float" office:value="76.7292" calcext:value-type="float">
            <text:p>76.73</text:p>
          </table:table-cell>
          <table:table-cell table:style-name="ce1" office:value-type="string" calcext:value-type="string">
            <text:p>D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vigen, Mr. Thor Ander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63" calcext:value-type="float">
            <text:p>6563</text:p>
          </table:table-cell>
          <table:table-cell table:style-name="ce3" office:value-type="float" office:value="9.225" calcext:value-type="float">
            <text:p>9.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. Charles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3" office:value-type="float" office:value="46.9" calcext:value-type="float">
            <text:p>46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r. Thomas William Solom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750" calcext:value-type="float">
            <text:p>29750</text:p>
          </table:table-cell>
          <table:table-cell table:style-name="ce3" office:value-type="float" office:value="39" calcext:value-type="float">
            <text:p>3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r. Joseph Philippe Lemerci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3" office:value-type="float" office:value="41.5792" calcext:value-type="float">
            <text:p>41.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. Jaako Arnol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4" calcext:value-type="float">
            <text:p>1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kic, Mr. Bra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8" calcext:value-type="float">
            <text:p>349228</text:p>
          </table:table-cell>
          <table:table-cell table:style-name="ce3" office:value-type="float" office:value="10.1708" calcext:value-type="float">
            <text:p>10.1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her, Mr. Eberhard Thel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6" calcext:value-type="float">
            <text:p>350036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ill, Miss. Georgette Alexand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. Albert Adr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4" calcext:value-type="float">
            <text:p>17474</text:p>
          </table:table-cell>
          <table:table-cell table:style-name="ce3" office:value-type="float" office:value="57" calcext:value-type="float">
            <text:p>57.00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un, Miss. Manc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256" calcext:value-type="float">
            <text:p>349256</text:p>
          </table:table-cell>
          <table:table-cell table:style-name="ce3" office:value-type="float" office:value="13.4167" calcext:value-type="float">
            <text:p>13.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, Mr. Ali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, Mr. Khal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2" calcext:value-type="float">
            <text:p>2672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r, Col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0" calcext:value-type="float">
            <text:p>6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0" calcext:value-type="float">
            <text:p>113800</text:p>
          </table:table-cell>
          <table:table-cell table:style-name="ce3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. Charles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1" calcext:value-type="float">
            <text:p>248731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4" calcext:value-type="float">
            <text:p>4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592" calcext:value-type="float">
            <text:p>36359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llens, Miss. Katherine "Kat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2" calcext:value-type="float">
            <text:p>35852</text:p>
          </table:table-cell>
          <table:table-cell table:style-name="ce3" office:value-type="float" office:value="7.7333" calcext:value-type="float">
            <text:p>7.7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ayer, Mr. John Borlan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1" office:value-type="string" calcext:value-type="string">
            <text:p>C6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blen, Mr. Adolf Mathias Nicolai Ol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1" calcext:value-type="float">
            <text:p>348121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6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Mrs. John Jacob (Madeleine Talmadge Forc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 table:style-name="ce1" office:value-type="string" calcext:value-type="string">
            <text:p>C62 C6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verthorne, Mr. Spencer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5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bara, Miss. Saiid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91" calcext:value-type="float">
            <text:p>2691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lagher, Mr.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4" calcext:value-type="float">
            <text:p>36864</text:p>
          </table:table-cell>
          <table:table-cell table:style-name="ce3" office:value-type="float" office:value="7.7417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Henrik Juu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5" calcext:value-type="float">
            <text:p>350025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ley, Mr. Henry Samuel ("Mr Henry Marshall"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55" calcext:value-type="float">
            <text:p>25065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lly, Mrs. Florence "Fa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596" calcext:value-type="float">
            <text:p>223596</text:p>
          </table:table-cell>
          <table:table-cell table:style-name="ce3" office:value-type="float" office:value="13.5" calcext:value-type="float">
            <text:p>13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derhead, Mr. Edward Penn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76</text:p>
          </table:table-cell>
          <table:table-cell table:style-name="ce3" office:value-type="float" office:value="26.2875" calcext:value-type="float">
            <text:p>26.29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eaver, Miss. Al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aster. Halim Gonios ("William George")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1" calcext:value-type="float">
            <text:p>2661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yne, Mlle. Berthe Antonine ("Mrs de Villiers"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2</text:p>
          </table:table-cell>
          <table:table-cell table:style-name="ce3" office:value-type="float" office:value="49.5042" calcext:value-type="float">
            <text:p>49.50</text:p>
          </table:table-cell>
          <table:table-cell table:style-name="ce1" office:value-type="string" calcext:value-type="string">
            <text:p>C9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aber, Mr. Herma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28" calcext:value-type="float">
            <text:p>113028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1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lor, Mr. Elmer Zebl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96" calcext:value-type="float">
            <text:p>19996</text:p>
          </table:table-cell>
          <table:table-cell table:style-name="ce3" office:value-type="float" office:value="52" calcext:value-type="float">
            <text:p>52.00</text:p>
          </table:table-cell>
          <table:table-cell table:style-name="ce1" office:value-type="string" calcext:value-type="string">
            <text:p>C12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, Mr. August Vik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5" calcext:value-type="float">
            <text:p>7545</text:p>
          </table:table-cell>
          <table:table-cell table:style-name="ce3" office:value-type="float" office:value="9.4833" calcext:value-type="float">
            <text:p>9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berg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7" calcext:value-type="float">
            <text:p>2506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holt, Mr. Peter Andreas Lauritz Ander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4" calcext:value-type="float">
            <text:p>348124</text:p>
          </table:table-cell>
          <table:table-cell table:style-name="ce3" office:value-type="float" office:value="7.65" calcext:value-type="float">
            <text:p>7.65</text:p>
          </table:table-cell>
          <table:table-cell table:style-name="ce1" office:value-type="string" calcext:value-type="string">
            <text:p>F G7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dres, Miss. Caroline Louis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3" office:value-type="float" office:value="227.525" calcext:value-type="float">
            <text:p>227.53</text:p>
          </table:table-cell>
          <table:table-cell table:style-name="ce1" office:value-type="string" calcext:value-type="string">
            <text:p>C45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tt, Miss. Edwina Celia "Winn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18" calcext:value-type="float">
            <text:p>34218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Evoy, Mr. Michael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68" calcext:value-type="float">
            <text:p>36568</text:p>
          </table:table-cell>
          <table:table-cell table:style-name="ce3" office:value-type="float" office:value="15.5" calcext:value-type="float">
            <text:p>15.50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Malkolm Joacki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2" calcext:value-type="float">
            <text:p>347062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per, Miss. Annie Jessie "Nina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Svend Lauritz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48" calcext:value-type="float">
            <text:p>350048</text:p>
          </table:table-cell>
          <table:table-cell table:style-name="ce3" office:value-type="float" office:value="7.0542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lespie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33" calcext:value-type="float">
            <text:p>1223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dges, Mr. Henry Pric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0" calcext:value-type="float">
            <text:p>5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3" calcext:value-type="float">
            <text:p>25064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. Norman Campbe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r. Luk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4" calcext:value-type="float">
            <text:p>315094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ouf, Mrs. Peter Henry (Lillian Jeffery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27" calcext:value-type="float">
            <text:p>31027</text:p>
          </table:table-cell>
          <table:table-cell table:style-name="ce3" office:value-type="float" office:value="21" calcext:value-type="float">
            <text:p>21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nion, Miss. Margareth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6" calcext:value-type="float">
            <text:p>36866</text:p>
          </table:table-cell>
          <table:table-cell table:style-name="ce3" office:value-type="float" office:value="7.7375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yhl, Mr. Kurt Arnold Gottfr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53" calcext:value-type="float">
            <text:p>23685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makangas, Miss. Piet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1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en, Miss. Elisabeth Walt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ssan, Mr. Houssein G 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9" calcext:value-type="float">
            <text:p>2699</text:p>
          </table:table-cell>
          <table:table-cell table:style-name="ce3" office:value-type="float" office:value="18.7875" calcext:value-type="float">
            <text:p>18.79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night, Mr. Robert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5" calcext:value-type="float">
            <text:p>239855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rriman, Mr. William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25" calcext:value-type="float">
            <text:p>28425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oupiansky, Mr. Moses Aar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639" calcext:value-type="float">
            <text:p>233639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iams, Mr. Lesli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.5" calcext:value-type="float">
            <text:p>28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636" calcext:value-type="float">
            <text:p>5463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s. Edward (Margaret Ann Wat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./C. 6608</text:p>
          </table:table-cell>
          <table:table-cell table:style-name="ce3" office:value-type="float" office:value="34.375" calcext:value-type="float">
            <text:p>34.3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surer, Mr. Gustave J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 table:style-name="ce1" office:value-type="string" calcext:value-type="string">
            <text:p>B101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vanoff, Mr. Kani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1" calcext:value-type="float">
            <text:p>349201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koff, Mr. Mink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8" calcext:value-type="float">
            <text:p>34921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wksford, Mr. Walter Jame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88" calcext:value-type="float">
            <text:p>16988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D4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. Tyrell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3" office:value-type="float" office:value="78.85" calcext:value-type="float">
            <text:p>78.8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Susan Parker "Suzett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3" office:value-type="float" office:value="262.375" calcext:value-type="float">
            <text:p>262.38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amee, Mr. Nea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6" calcext:value-type="float">
            <text:p>376566</text:p>
          </table:table-cell>
          <table:table-cell table:style-name="ce3" office:value-type="float" office:value="16.1" calcext:value-type="float">
            <text:p>16.1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nden, Mr. Juh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88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Capt. Edward Giffo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0" calcext:value-type="float">
            <text:p>7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/P 5735</text:p>
          </table:table-cell>
          <table:table-cell table:style-name="ce3" office:value-type="float" office:value="71" calcext:value-type="float">
            <text:p>71.00</text:p>
          </table:table-cell>
          <table:table-cell table:style-name="ce1" office:value-type="string" calcext:value-type="string">
            <text:p>B2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r. Rossmore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2673</text:p>
          </table:table-cell>
          <table:table-cell table:style-name="ce3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nkkonen, Miss. An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8" calcext:value-type="float">
            <text:p>250648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. Daniel Warn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aghton, Mr. Micha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097" calcext:value-type="float">
            <text:p>335097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iss. Joa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3" calcext:value-type="float">
            <text:p>29103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aster. Mei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3" office:value-type="float" office:value="12.475" calcext:value-type="float">
            <text:p>12.48</text:p>
          </table:table-cell>
          <table:table-cell table:style-name="ce1" office:value-type="string" calcext:value-type="string">
            <text:p>E1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 Velde, Mr. Johannes Josep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0" calcext:value-type="float">
            <text:p>345780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koff, Mr. Lal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4" calcext:value-type="float">
            <text:p>349204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rs. Samuel (Jane Lav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3" office:value-type="float" office:value="65" calcext:value-type="float">
            <text:p>65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malainen, Master. Vilj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67" calcext:value-type="float">
            <text:p>0.6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49" calcext:value-type="float">
            <text:p>250649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lsson, Mr. August Sigfr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2" calcext:value-type="float">
            <text:p>350042</text:p>
          </table:table-cell>
          <table:table-cell table:style-name="ce3" office:value-type="float" office:value="7.7958" calcext:value-type="float">
            <text:p>7.8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iley, Mr. Percy Andrew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108" calcext:value-type="float">
            <text:p>29108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obald, Mr. Thomas Leon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294" calcext:value-type="float">
            <text:p>363294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es, the Countess. of (Lucy Noel Martha Dyer-Edwar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rfirth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8585" calcext:value-type="float">
            <text:p>358585</text:p>
          </table:table-cell>
          <table:table-cell table:style-name="ce3" office:value-type="float" office:value="14.5" calcext:value-type="float">
            <text:p>14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rva, Mr. Iisakki Antino Aij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1" calcext:value-type="float">
            <text:p>4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72</text:p>
          </table:table-cell>
          <table:table-cell table:style-name="ce3" office:value-type="float" office:value="7.125" calcext:value-type="float">
            <text:p>7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ah, Mr. Hanna Ass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3" calcext:value-type="float">
            <text:p>2663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rs. William Ernest (Lucile Pol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klund, Mr. Hans Lin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4" calcext:value-type="float">
            <text:p>347074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geboom, Mrs. John C (Anna Andrew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1" calcext:value-type="float">
            <text:p>5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we, Dr. Arthur Jacks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379" calcext:value-type="float">
            <text:p>112379</text:p>
          </table:table-cell>
          <table:table-cell table:style-name="ce3" office:value-type="float" office:value="39.6" calcext:value-type="float">
            <text:p>39.6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gan, Miss.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.5" calcext:value-type="float">
            <text:p>3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0" calcext:value-type="float">
            <text:p>36485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n, Mr. Daniel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110" calcext:value-type="float">
            <text:p>371110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onnestad, Mr. Daniel Daniel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471" calcext:value-type="float">
            <text:p>8471</text:p>
          </table:table-cell>
          <table:table-cell table:style-name="ce3" office:value-type="float" office:value="8.3625" calcext:value-type="float">
            <text:p>8.3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evens, Mr. Rene Aim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81" calcext:value-type="float">
            <text:p>345781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nsen, Mr. Niels Pe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7" calcext:value-type="float">
            <text:p>350047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ck, Mrs. (Mar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7" calcext:value-type="float">
            <text:p>5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3</text:p>
          </table:table-cell>
          <table:table-cell table:style-name="ce3" office:value-type="float" office:value="10.5" calcext:value-type="float">
            <text:p>10.50</text:p>
          </table:table-cell>
          <table:table-cell table:style-name="ce1" office:value-type="string" calcext:value-type="string">
            <text:p>E7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Dib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4" calcext:value-type="float">
            <text:p>2674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s. Elizabeth (Eliza Need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105" calcext:value-type="float">
            <text:p>29105</text:p>
          </table:table-cell>
          <table:table-cell table:style-name="ce3" office:value-type="float" office:value="23" calcext:value-type="float">
            <text:p>2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hrman, Mr. Pehr Fabian Oliver Malkol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8" calcext:value-type="float">
            <text:p>34707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bin, Mr. Rog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21" calcext:value-type="float">
            <text:p>383121</text:p>
          </table:table-cell>
          <table:table-cell table:style-name="ce3" office:value-type="float" office:value="7.75" calcext:value-type="float">
            <text:p>7.75</text:p>
          </table:table-cell>
          <table:table-cell table:style-name="ce1" office:value-type="string" calcext:value-type="string">
            <text:p>F38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anuel, Miss. Virginia Eth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" calcext:value-type="float">
            <text:p>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516" calcext:value-type="float">
            <text:p>364516</text:p>
          </table:table-cell>
          <table:table-cell table:style-name="ce3" office:value-type="float" office:value="12.475" calcext:value-type="float">
            <text:p>12.4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lgannon, Mr. Thomas J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65" calcext:value-type="float">
            <text:p>36865</text:p>
          </table:table-cell>
          <table:table-cell table:style-name="ce3" office:value-type="float" office:value="7.7375" calcext:value-type="float">
            <text:p>7.74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ert, Mrs. Edward Scott (Elisabeth Walton McMill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3" calcext:value-type="float">
            <text:p>43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160" calcext:value-type="float">
            <text:p>24160</text:p>
          </table:table-cell>
          <table:table-cell table:style-name="ce3" office:value-type="float" office:value="211.3375" calcext:value-type="float">
            <text:p>211.3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oub, Miss. Banou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3" calcext:value-type="float">
            <text:p>1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7" calcext:value-type="float">
            <text:p>2687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ck, Mrs. Albert Adrian (Vera Gillespi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4" calcext:value-type="float">
            <text:p>17474</text:p>
          </table:table-cell>
          <table:table-cell table:style-name="ce3" office:value-type="float" office:value="57" calcext:value-type="float">
            <text:p>57.00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, Mr. Milton Clyd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1" calcext:value-type="float">
            <text:p>113501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r. Andrew 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3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2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mer, Mr. Abraham (David Lishin)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4887" calcext:value-type="float">
            <text:p>374887</text:p>
          </table:table-cell>
          <table:table-cell table:style-name="ce3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joblom, Miss. Anna Sof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65" calcext:value-type="float">
            <text:p>3101265</text:p>
          </table:table-cell>
          <table:table-cell table:style-name="ce3" office:value-type="float" office:value="7.4958" calcext:value-type="float">
            <text:p>7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George Hug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8" calcext:value-type="float">
            <text:p>8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aster. Bertram Ve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3" office:value-type="float" office:value="20.575" calcext:value-type="float">
            <text:p>20.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uggenheim, Mr. Benjam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6" calcext:value-type="float">
            <text:p>4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3</text:p>
          </table:table-cell>
          <table:table-cell table:style-name="ce3" office:value-type="float" office:value="79.2" calcext:value-type="float">
            <text:p>79.20</text:p>
          </table:table-cell>
          <table:table-cell table:style-name="ce1" office:value-type="string" calcext:value-type="string">
            <text:p>B82 B84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ane, Mr. Andrew "Andy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60" calcext:value-type="float">
            <text:p>12460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skell, Mr. Alfre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65" calcext:value-type="float">
            <text:p>239865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Stella Ann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yt, Mr. William Fish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0</text:p>
          </table:table-cell>
          <table:table-cell table:style-name="ce3" office:value-type="float" office:value="30.6958" calcext:value-type="float">
            <text:p>30.7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tcheff, Mr. Ristiu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3" calcext:value-type="float">
            <text:p>34920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tter, Mr. Rich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13" calcext:value-type="float">
            <text:p>2821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ader, Dr. Alice (Farnham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9" calcext:value-type="float">
            <text:p>4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5" calcext:value-type="float">
            <text:p>17465</text:p>
          </table:table-cell>
          <table:table-cell table:style-name="ce3" office:value-type="float" office:value="25.9292" calcext:value-type="float">
            <text:p>25.93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man, Mrs. Mar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4" calcext:value-type="float">
            <text:p>349244</text:p>
          </table:table-cell>
          <table:table-cell table:style-name="ce3" office:value-type="float" office:value="8.6833" calcext:value-type="float">
            <text:p>8.6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brahim Shawah, Mr. Youssef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5" calcext:value-type="float">
            <text:p>2685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Impe, Mrs. Jean Baptiste (Rosalie Paula Govaer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5773" calcext:value-type="float">
            <text:p>345773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nesell, Mr. Mart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" calcext:value-type="float">
            <text:p>3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647" calcext:value-type="float">
            <text:p>250647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yer, Mrs. Harvey (Charlotte Annie Tat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1921</text:p>
          </table:table-cell>
          <table:table-cell table:style-name="ce3" office:value-type="float" office:value="26.25" calcext:value-type="float">
            <text:p>26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ter, Master. William Thornton I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1" calcext:value-type="float">
            <text:p>1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60" calcext:value-type="float">
            <text:p>113760</text:p>
          </table:table-cell>
          <table:table-cell table:style-name="ce3" office:value-type="float" office:value="120" calcext:value-type="float">
            <text:p>120.00</text:p>
          </table:table-cell>
          <table:table-cell table:style-name="ce1" office:value-type="string" calcext:value-type="string">
            <text:p>B96 B9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aster. Assad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42" calcext:value-type="float">
            <text:p>0.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5" calcext:value-type="float">
            <text:p>2625</text:p>
          </table:table-cell>
          <table:table-cell table:style-name="ce3" office:value-type="float" office:value="8.5167" calcext:value-type="float">
            <text:p>8.5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dman, Mr. Oskar Ar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9" calcext:value-type="float">
            <text:p>347089</text:p>
          </table:table-cell>
          <table:table-cell table:style-name="ce3" office:value-type="float" office:value="6.975" calcext:value-type="float">
            <text:p>6.9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Karl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3" calcext:value-type="float">
            <text:p>347063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r. Thomas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0" calcext:value-type="float">
            <text:p>112050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A36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tersson, Miss. Ellen Nata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7" calcext:value-type="float">
            <text:p>347087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yer, Mr. Augu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3" calcext:value-type="float">
            <text:p>248723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ers, Mrs. Norman Campbell (Bertha Grigg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3" calcext:value-type="float">
            <text:p>3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806" calcext:value-type="float">
            <text:p>113806</text:p>
          </table:table-cell>
          <table:table-cell table:style-name="ce3" office:value-type="float" office:value="53.1" calcext:value-type="float">
            <text:p>53.1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exander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" calcext:value-type="float">
            <text:p>3474</text:p>
          </table:table-cell>
          <table:table-cell table:style-name="ce3" office:value-type="float" office:value="7.8875" calcext:value-type="float">
            <text:p>7.8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ster, Mr.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3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emen, Mr. Richard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06" calcext:value-type="float">
            <text:p>28206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Ebba Iris Alfrid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" calcext:value-type="float">
            <text:p>6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mlin, Mr. Ernest Porta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.5" calcext:value-type="float">
            <text:p>30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9" calcext:value-type="float">
            <text:p>364499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y, Mr. Rich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B10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ininen, Miss. Wendla Mar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90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r. A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C./PARIS 2079</text:p>
          </table:table-cell>
          <table:table-cell table:style-name="ce3" office:value-type="float" office:value="37.0042" calcext:value-type="float">
            <text:p>37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lm, Mr. John Fredrik Alexand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7075</text:p>
          </table:table-cell>
          <table:table-cell table:style-name="ce3" office:value-type="float" office:value="6.45" calcext:value-type="float">
            <text:p>6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oog, Master. Karl Thorst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0" calcext:value-type="float">
            <text:p>1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8" calcext:value-type="float">
            <text:p>347088</text:p>
          </table:table-cell>
          <table:table-cell table:style-name="ce3" office:value-type="float" office:value="27.9" calcext:value-type="float">
            <text:p>2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s. Charles Melville (Clara Jennings Gregg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749" calcext:value-type="float">
            <text:p>12749</text:p>
          </table:table-cell>
          <table:table-cell table:style-name="ce3" office:value-type="float" office:value="93.5" calcext:value-type="float">
            <text:p>93.50</text:p>
          </table:table-cell>
          <table:table-cell table:style-name="ce1" office:value-type="string" calcext:value-type="string">
            <text:p>B69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lic, Mr. Nikola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8" calcext:value-type="float">
            <text:p>315098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uchlin, Jonkheer. John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72" calcext:value-type="float">
            <text:p>19972</text:p>
          </table:table-cell>
          <table:table-cell table:style-name="ce3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or, Mrs. (Beil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6" calcext:value-type="float">
            <text:p>392096</text:p>
          </table:table-cell>
          <table:table-cell table:style-name="ce3" office:value-type="float" office:value="12.475" calcext:value-type="float">
            <text:p>12.48</text:p>
          </table:table-cell>
          <table:table-cell table:style-name="ce1" office:value-type="string" calcext:value-type="string">
            <text:p>E121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aster. Urho Abrah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ynn, Mr. Joh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323" calcext:value-type="float">
            <text:p>368323</text:p>
          </table:table-cell>
          <table:table-cell table:style-name="ce3" office:value-type="float" office:value="6.95" calcext:value-type="float">
            <text:p>6.9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, Mr. L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aster. And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.C./PARIS 2079</text:p>
          </table:table-cell>
          <table:table-cell table:style-name="ce3" office:value-type="float" office:value="37.0042" calcext:value-type="float">
            <text:p>37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rmack, Mr. Thomas Joseph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7228" calcext:value-type="float">
            <text:p>367228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ne, Mrs. George Nelson (Martha Evely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72" calcext:value-type="float">
            <text:p>113572</text:p>
          </table:table-cell>
          <table:table-cell table:style-name="ce3" office:value-type="float" office:value="80" calcext:value-type="float">
            <text:p>80.00</text:p>
          </table:table-cell>
          <table:table-cell table:style-name="ce1" office:value-type="string" calcext:value-type="string">
            <text:p>B28</text:p>
          </table:table-cell>
          <table:table-cell/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sbeck, Mrs. Antoni (Selini Alexander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9" calcext:value-type="float">
            <text:p>2659</text:p>
          </table:table-cell>
          <table:table-cell table:style-name="ce3" office:value-type="float" office:value="14.4542" calcext:value-type="float">
            <text:p>14.4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chards, Master. George Sible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83" calcext:value-type="float">
            <text:p>0.8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6" calcext:value-type="float">
            <text:p>29106</text:p>
          </table:table-cell>
          <table:table-cell table:style-name="ce3" office:value-type="float" office:value="18.75" calcext:value-type="float">
            <text:p>18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, Mr. Ami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gustsson, Mr. Al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" calcext:value-type="float">
            <text:p>2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8" calcext:value-type="float">
            <text:p>347468</text:p>
          </table:table-cell>
          <table:table-cell table:style-name="ce3" office:value-type="float" office:value="7.8542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um, Mr. Owen Georg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23" calcext:value-type="float">
            <text:p>2223</text:p>
          </table:table-cell>
          <table:table-cell table:style-name="ce3" office:value-type="float" office:value="8.3" calcext:value-type="float">
            <text:p>8.3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iss. Sara Rebecc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6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E49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ic, Mr. Jakob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7" calcext:value-type="float">
            <text:p>315097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rota, Mr. Mauric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2092" calcext:value-type="float">
            <text:p>392092</text:p>
          </table:table-cell>
          <table:table-cell table:style-name="ce3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p, Mr. Chang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3" office:value-type="float" office:value="56.4958" calcext:value-type="float">
            <text:p>56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echal, Mr. Pierr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74" calcext:value-type="float">
            <text:p>11774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C47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homaki, Mr. Ilmari Rudol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87</text:p>
          </table:table-cell>
          <table:table-cell table:style-name="ce3" office:value-type="float" office:value="7.925" calcext:value-type="float">
            <text:p>7.9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udd, Mr. Thomas Charl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3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epeca, Miss. Augus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8" calcext:value-type="float">
            <text:p>113798</text:p>
          </table:table-cell>
          <table:table-cell table:style-name="ce3" office:value-type="float" office:value="31" calcext:value-type="float">
            <text:p>31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mberopolous, Mr. Peter 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4.5" calcext:value-type="float">
            <text:p>34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3" calcext:value-type="float">
            <text:p>2683</text:p>
          </table:table-cell>
          <table:table-cell table:style-name="ce3" office:value-type="float" office:value="6.4375" calcext:value-type="float">
            <text:p>6.4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lumovic, Mr. Jes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0" calcext:value-type="float">
            <text:p>315090</text:p>
          </table:table-cell>
          <table:table-cell table:style-name="ce3" office:value-type="float" office:value="8.6625" calcext:value-type="float">
            <text:p>8.6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ing, Mr. Anthon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5547</text:p>
          </table:table-cell>
          <table:table-cell table:style-name="ce3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Douglas Bulle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koff, Mr. Mar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3" calcext:value-type="float">
            <text:p>349213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per, Rev. Joh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727" calcext:value-type="float">
            <text:p>248727</text:p>
          </table:table-cell>
          <table:table-cell table:style-name="ce3" office:value-type="float" office:value="33" calcext:value-type="float">
            <text:p>3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ldenberg, Mrs. Samuel L (Edwiga Grabowska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53" calcext:value-type="float">
            <text:p>17453</text:p>
          </table:table-cell>
          <table:table-cell table:style-name="ce3" office:value-type="float" office:value="89.1042" calcext:value-type="float">
            <text:p>89.10</text:p>
          </table:table-cell>
          <table:table-cell table:style-name="ce1" office:value-type="string" calcext:value-type="string">
            <text:p>C92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aster. Sigvard Harald Eli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2" calcext:value-type="float">
            <text:p>347082</text:p>
          </table:table-cell>
          <table:table-cell table:style-name="ce3" office:value-type="float" office:value="31.275" calcext:value-type="float">
            <text:p>31.2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Joh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4" calcext:value-type="float">
            <text:p>7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0" calcext:value-type="float">
            <text:p>347060</text:p>
          </table:table-cell>
          <table:table-cell table:style-name="ce3" office:value-type="float" office:value="7.775" calcext:value-type="float">
            <text:p>7.7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iss. Nourela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9" calcext:value-type="float">
            <text:p>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78" calcext:value-type="float">
            <text:p>2678</text:p>
          </table:table-cell>
          <table:table-cell table:style-name="ce3" office:value-type="float" office:value="15.2458" calcext:value-type="float">
            <text:p>15.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iss. Mary Conover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2</text:p>
          </table:table-cell>
          <table:table-cell table:style-name="ce3" office:value-type="float" office:value="39.4" calcext:value-type="float">
            <text:p>39.40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ter, Mrs. Ernest Courtenay (Lilian Hughe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4" calcext:value-type="float">
            <text:p>4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252" calcext:value-type="float">
            <text:p>244252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s, Mrs. Sam (Leah Ros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1" calcext:value-type="float">
            <text:p>392091</text:p>
          </table:table-cell>
          <table:table-cell table:style-name="ce3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rs. George Dennick (Mary Hitchcock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3" office:value-type="float" office:value="164.8667" calcext:value-type="float">
            <text:p>164.8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ly, Mr. Peter Denis 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1" calcext:value-type="float">
            <text:p>5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5" calcext:value-type="float">
            <text:p>113055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lini, Mrs. Solomon (Latifa Qurba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66" calcext:value-type="float">
            <text:p>2666</text:p>
          </table:table-cell>
          <table:table-cell table:style-name="ce3" office:value-type="float" office:value="19.2583" calcext:value-type="float">
            <text:p>19.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zi, Mr. Raihe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9" calcext:value-type="float">
            <text:p>2629</text:p>
          </table:table-cell>
          <table:table-cell table:style-name="ce3" office:value-type="float" office:value="7.2292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. Claus Pet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6" calcext:value-type="float">
            <text:p>350026</text:p>
          </table:table-cell>
          <table:table-cell table:style-name="ce3" office:value-type="float" office:value="14.1083" calcext:value-type="float">
            <text:p>14.1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Frederick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1" calcext:value-type="float">
            <text:p>21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34" calcext:value-type="float">
            <text:p>28134</text:p>
          </table:table-cell>
          <table:table-cell table:style-name="ce3" office:value-type="float" office:value="11.5" calcext:value-type="float">
            <text:p>11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ft, Mrs. Frederick Joel (Margaret Welles Barr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8" calcext:value-type="float">
            <text:p>4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6" calcext:value-type="float">
            <text:p>17466</text:p>
          </table:table-cell>
          <table:table-cell table:style-name="ce3" office:value-type="float" office:value="25.9292" calcext:value-type="float">
            <text:p>25.93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Dorothy Edith "Dolly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l, Mr. John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866" calcext:value-type="float">
            <text:p>23386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ystrom, Mrs. (Karoli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852" calcext:value-type="float">
            <text:p>236852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ran y More, Miss. Asuncio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7" calcext:value-type="float">
            <text:p>2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9</text:p>
          </table:table-cell>
          <table:table-cell table:style-name="ce3" office:value-type="float" office:value="13.8583" calcext:value-type="float">
            <text:p>13.8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ebling, Mr. Washington Augustus I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0</text:p>
          </table:table-cell>
          <table:table-cell table:style-name="ce3" office:value-type="float" office:value="50.4958" calcext:value-type="float">
            <text:p>50.50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Melkebeke, Mr. Philemon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7" calcext:value-type="float">
            <text:p>345777</text:p>
          </table:table-cell>
          <table:table-cell table:style-name="ce3" office:value-type="float" office:value="9.5" calcext:value-type="float">
            <text:p>9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aster. Harold Theod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742" calcext:value-type="float">
            <text:p>347742</text:p>
          </table:table-cell>
          <table:table-cell table:style-name="ce3" office:value-type="float" office:value="11.1333" calcext:value-type="float">
            <text:p>11.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kic, Mr. Cer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8" calcext:value-type="float">
            <text:p>349248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kwith, Mrs. Richard Leonard (Sallie Monypen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751" calcext:value-type="float">
            <text:p>11751</text:p>
          </table:table-cell>
          <table:table-cell table:style-name="ce3" office:value-type="float" office:value="52.5542" calcext:value-type="float">
            <text:p>52.55</text:p>
          </table:table-cell>
          <table:table-cell table:style-name="ce1" office:value-type="string" calcext:value-type="string">
            <text:p>D3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sson, Mr. Frans Olo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.00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Cruyssen, Mr. Vict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7" calcext:value-type="float">
            <text:p>4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5" calcext:value-type="float">
            <text:p>345765</text:p>
          </table:table-cell>
          <table:table-cell table:style-name="ce3" office:value-type="float" office:value="9" calcext:value-type="float">
            <text:p>9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son, Mrs. Samuel (Hannah Wizosky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8" calcext:value-type="float">
            <text:p>28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/PP 3381</text:p>
          </table:table-cell>
          <table:table-cell table:style-name="ce3" office:value-type="float" office:value="24" calcext:value-type="float">
            <text:p>24.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jib, Miss. Adele Kiamie "Jan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7" calcext:value-type="float">
            <text:p>2667</text:p>
          </table:table-cell>
          <table:table-cell table:style-name="ce3" office:value-type="float" office:value="7.225" calcext:value-type="float">
            <text:p>7.2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stafsson, Mr. Alfred Ossi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0" calcext:value-type="float">
            <text:p>2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4" calcext:value-type="float">
            <text:p>7534</text:p>
          </table:table-cell>
          <table:table-cell table:style-name="ce3" office:value-type="float" office:value="9.8458" calcext:value-type="float">
            <text:p>9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off, Mr. Nedeli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2" calcext:value-type="float">
            <text:p>349212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leff, Mr. Kris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7" calcext:value-type="float">
            <text:p>34921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tter, Mrs. Thomas Jr (Lily Alexenia Wil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6" calcext:value-type="float">
            <text:p>5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67" calcext:value-type="float">
            <text:p>11767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C50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elley, Mrs. William (Imanita Parrish Ha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433" calcext:value-type="float">
            <text:p>230433</text:p>
          </table:table-cell>
          <table:table-cell table:style-name="ce3" office:value-type="float" office:value="26" calcext:value-type="float">
            <text:p>26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kun, Mr. Johan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7" calcext:value-type="float">
            <text:p>349257</text:p>
          </table:table-cell>
          <table:table-cell table:style-name="ce3" office:value-type="float" office:value="7.8958" calcext:value-type="float">
            <text:p>7.9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lberg, Miss. Gerda Ulrik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52" calcext:value-type="float">
            <text:p>7552</text:p>
          </table:table-cell>
          <table:table-cell table:style-name="ce3" office:value-type="float" office:value="10.5167" calcext:value-type="float">
            <text:p>10.5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field, Mr. Frederick Jam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/SOTON 34068</text:p>
          </table:table-cell>
          <table:table-cell table:style-name="ce3" office:value-type="float" office:value="10.5" calcext:value-type="float">
            <text:p>10.5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tehall, Mr. Henry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76</text:p>
          </table:table-cell>
          <table:table-cell table:style-name="ce3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rs. William (Margaret Nort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9" calcext:value-type="float">
            <text:p>3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ntvila, Rev. Juoz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1536" calcext:value-type="float">
            <text:p>211536</text:p>
          </table:table-cell>
          <table:table-cell table:style-name="ce3" office:value-type="float" office:value="13" calcext:value-type="float">
            <text:p>13.0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iss. Margaret Edi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3" calcext:value-type="float">
            <text:p>112053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B42</text:p>
          </table:table-cell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iss. Catherine Helen "Carri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3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hr, Mr. Karl Howel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369" calcext:value-type="float">
            <text:p>111369</text:p>
          </table:table-cell>
          <table:table-cell table:style-name="ce3" office:value-type="float" office:value="30" calcext:value-type="float">
            <text:p>30.00</text:p>
          </table:table-cell>
          <table:table-cell table:style-name="ce1" office:value-type="string" calcext:value-type="string">
            <text:p>C148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oley, Mr. Patric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2" calcext:value-type="float">
            <text:p>3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6" calcext:value-type="float">
            <text:p>370376</text:p>
          </table:table-cell>
          <table:table-cell table:style-name="ce3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38" meta:object-count="0"/>
    <meta:generator>LibreOfficeDev/6.0.5.2$Linux_X86_64 LibreOffice_project/</meta:generator>
  </office:meta>
</office:document-meta>
</file>